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 style:data-style-name="N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Vowel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rel proportion</text:p>
          </table:table-cell>
          <table:table-cell office:value-type="string" calcext:value-type="string">
            <text:p>mid per syl</text:p>
          </table:table-cell>
          <table:table-cell office:value-type="string" calcext:value-type="string">
            <text:p>Positions</text:p>
          </table:table-cell>
          <table:table-cell table:style-name="Default" office:value-type="string" calcext:value-type="string">
            <text:p>Ppn per po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66" calcext:value-type="float">
            <text:p>1366</text:p>
          </table:table-cell>
          <table:table-cell office:value-type="float" office:value="18" calcext:value-type="float">
            <text:p>18</text:p>
          </table:table-cell>
          <table:table-cell office:value-type="float" office:value="242" calcext:value-type="float">
            <text:p>242</text:p>
          </table:table-cell>
          <table:table-cell table:formula="of:=ROUND([.B2]/[.$B$44]*[.$E$45];1)" office:value-type="float" office:value="15.4" calcext:value-type="float">
            <text:p>15</text:p>
          </table:table-cell>
          <table:table-cell table:formula="of:=ROUND(([.B2]-[.C2]-[.D2])/1.5)"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table:formula="of:=IF ([.G2] &gt; 0; [.E2]/[.G2];0)" office:value-type="float" office:value="7.7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([.B3]/[.$B$44]*[.$E$45];1)" office:value-type="float" office:value="0" calcext:value-type="float">
            <text:p>0</text:p>
          </table:table-cell>
          <table:table-cell table:formula="of:=ROUND(([.B3]-[.C3]-[.D3])/1.5)" office:value-type="float" office:value="1" calcext:value-type="float">
            <text:p>1</text:p>
          </table:table-cell>
          <table:table-cell/>
          <table:table-cell table:formula="of:=IF ([.G3] &gt; 0; [.E3]/[.G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B4]/[.$B$44]*[.$E$45];1)" office:value-type="float" office:value="1.2" calcext:value-type="float">
            <text:p>1</text:p>
          </table:table-cell>
          <table:table-cell table:formula="of:=ROUND(([.B4]-[.C4]-[.D4])/1.5)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 ([.G4] &gt; 0; [.E4]/[.G4];0)" office:value-type="float" office:value="1.2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OUND([.B5]/[.$B$44]*[.$E$45];1)" office:value-type="float" office:value="0" calcext:value-type="float">
            <text:p>0</text:p>
          </table:table-cell>
          <table:table-cell table:formula="of:=ROUND(([.B5]-[.C5]-[.D5])/1.5)" office:value-type="float" office:value="1" calcext:value-type="float">
            <text:p>1</text:p>
          </table:table-cell>
          <table:table-cell/>
          <table:table-cell table:formula="of:=IF ([.G5] &gt; 0; [.E5]/[.G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231" calcext:value-type="float">
            <text:p>23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formula="of:=ROUND([.B6]/[.$B$44]*[.$E$45];1)" office:value-type="float" office:value="2.6" calcext:value-type="float">
            <text:p>3</text:p>
          </table:table-cell>
          <table:table-cell table:formula="of:=ROUND(([.B6]-[.C6]-[.D6])/1.5)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IF ([.G6] &gt; 0; [.E6]/[.G6];0)" office:value-type="float" office:value="0.866666666666667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OUND([.B7]/[.$B$44]*[.$E$45];1)" office:value-type="float" office:value="0.3" calcext:value-type="float">
            <text:p>0</text:p>
          </table:table-cell>
          <table:table-cell table:formula="of:=ROUND(([.B7]-[.C7]-[.D7])/1.5)" office:value-type="float" office:value="10" calcext:value-type="float">
            <text:p>10</text:p>
          </table:table-cell>
          <table:table-cell/>
          <table:table-cell table:formula="of:=IF ([.G7] &gt; 0; [.E7]/[.G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w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ROUND([.B8]/[.$B$44]*[.$E$45];1)" office:value-type="float" office:value="0.2" calcext:value-type="float">
            <text:p>0</text:p>
          </table:table-cell>
          <table:table-cell table:formula="of:=ROUND(([.B8]-[.C8]-[.D8])/1.5)" office:value-type="float" office:value="6" calcext:value-type="float">
            <text:p>6</text:p>
          </table:table-cell>
          <table:table-cell/>
          <table:table-cell table:formula="of:=IF ([.G8] &gt; 0; [.E8]/[.G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y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/>
          <table:table-cell table:formula="of:=ROUND([.B9]/[.$B$44]*[.$E$45];1)" office:value-type="float" office:value="0.5" calcext:value-type="float">
            <text:p>1</text:p>
          </table:table-cell>
          <table:table-cell table:formula="of:=ROUND(([.B9]-[.C9]-[.D9])/1.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 ([.G9] &gt; 0; [.E9]/[.G9];0)" office:value-type="float" office:value="0.5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982" calcext:value-type="float">
            <text:p>1982</text:p>
          </table:table-cell>
          <table:table-cell office:value-type="float" office:value="903" calcext:value-type="float">
            <text:p>903</text:p>
          </table:table-cell>
          <table:table-cell office:value-type="float" office:value="216" calcext:value-type="float">
            <text:p>216</text:p>
          </table:table-cell>
          <table:table-cell table:formula="of:=ROUND([.B10]/[.$B$44]*[.$E$45];1)" office:value-type="float" office:value="22.3" calcext:value-type="float">
            <text:p>22</text:p>
          </table:table-cell>
          <table:table-cell table:formula="of:=ROUND(([.B10]-[.C10]-[.D10])/1.5)"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  <table:table-cell table:formula="of:=IF ([.G10] &gt; 0; [.E10]/[.G10];0)" office:value-type="float" office:value="7.43333333333333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ROUND([.B11]/[.$B$44]*[.$E$45];1)" office:value-type="float" office:value="2.4" calcext:value-type="float">
            <text:p>2</text:p>
          </table:table-cell>
          <table:table-cell table:formula="of:=ROUND(([.B11]-[.C11]-[.D11])/1.5)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IF ([.G11] &gt; 0; [.E11]/[.G11];0)" office:value-type="float" office:value="2.4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ROUND([.B12]/[.$B$44]*[.$E$45];1)" office:value-type="float" office:value="1" calcext:value-type="float">
            <text:p>1</text:p>
          </table:table-cell>
          <table:table-cell table:formula="of:=ROUND(([.B12]-[.C12]-[.D12])/1.5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 ([.G12] &gt; 0; [.E12]/[.G12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table:formula="of:=ROUND([.B13]/[.$B$44]*[.$E$45];1)" office:value-type="float" office:value="0.3" calcext:value-type="float">
            <text:p>0</text:p>
          </table:table-cell>
          <table:table-cell table:formula="of:=ROUND(([.B13]-[.C13]-[.D13])/1.5)" office:value-type="float" office:value="16" calcext:value-type="float">
            <text:p>16</text:p>
          </table:table-cell>
          <table:table-cell/>
          <table:table-cell table:formula="of:=IF ([.G13] &gt; 0; [.E13]/[.G1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o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4]/[.$B$44]*[.$E$45];1)" office:value-type="float" office:value="0.2" calcext:value-type="float">
            <text:p>0</text:p>
          </table:table-cell>
          <table:table-cell table:formula="of:=ROUND(([.B14]-[.C14]-[.D14])/1.5)" office:value-type="float" office:value="8" calcext:value-type="float">
            <text:p>8</text:p>
          </table:table-cell>
          <table:table-cell/>
          <table:table-cell table:formula="of:=IF ([.G14] &gt; 0; [.E14]/[.G1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502" calcext:value-type="float">
            <text:p>502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formula="of:=ROUND([.B15]/[.$B$44]*[.$E$45];1)" office:value-type="float" office:value="5.6" calcext:value-type="float">
            <text:p>6</text:p>
          </table:table-cell>
          <table:table-cell table:formula="of:=ROUND(([.B15]-[.C15]-[.D15])/1.5)"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formula="of:=IF ([.G15] &gt; 0; [.E15]/[.G15];0)" office:value-type="float" office:value="2.8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([.B16]/[.$B$44]*[.$E$45];1)" office:value-type="float" office:value="0.1" calcext:value-type="float">
            <text:p>0</text:p>
          </table:table-cell>
          <table:table-cell table:formula="of:=ROUND(([.B16]-[.C16]-[.D16])/1.5)" office:value-type="float" office:value="3" calcext:value-type="float">
            <text:p>3</text:p>
          </table:table-cell>
          <table:table-cell/>
          <table:table-cell table:formula="of:=IF ([.G16] &gt; 0; [.E16]/[.G1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w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table:formula="of:=ROUND([.B17]/[.$B$44]*[.$E$45];1)" office:value-type="float" office:value="0.2" calcext:value-type="float">
            <text:p>0</text:p>
          </table:table-cell>
          <table:table-cell table:formula="of:=ROUND(([.B17]-[.C17]-[.D17])/1.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 ([.G17] &gt; 0; [.E17]/[.G17];0)" office:value-type="float" office:value="0.2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ROUND([.B18]/[.$B$44]*[.$E$45];1)" office:value-type="float" office:value="0.2" calcext:value-type="float">
            <text:p>0</text:p>
          </table:table-cell>
          <table:table-cell table:formula="of:=ROUND(([.B18]-[.C18]-[.D18])/1.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 ([.G18] &gt; 0; [.E18]/[.G18];0)" office:value-type="float" office:value="0.2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26" calcext:value-type="float">
            <text:p>1426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table:formula="of:=ROUND([.B19]/[.$B$44]*[.$E$45];1)" office:value-type="float" office:value="16" calcext:value-type="float">
            <text:p>16</text:p>
          </table:table-cell>
          <table:table-cell table:formula="of:=ROUND(([.B19]-[.C19]-[.D19])/1.5)" office:value-type="float" office:value="825" calcext:value-type="float">
            <text:p>825</text:p>
          </table:table-cell>
          <table:table-cell office:value-type="float" office:value="2" calcext:value-type="float">
            <text:p>2</text:p>
          </table:table-cell>
          <table:table-cell table:formula="of:=IF ([.G19] &gt; 0; [.E19]/[.G19];0)" office:value-type="float" office:value="8" calcext:value-type="float">
            <text:p>8</text:p>
          </table:table-cell>
          <table:table-cell office:value-type="string" calcext:value-type="string">
            <text:p>152 as -ing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table:formula="of:=ROUND([.B20]/[.$B$44]*[.$E$45];1)" office:value-type="float" office:value="1" calcext:value-type="float">
            <text:p>1</text:p>
          </table:table-cell>
          <table:table-cell table:formula="of:=ROUND(([.B20]-[.C20]-[.D20])/1.5)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 ([.G20] &gt; 0; [.E20]/[.G20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table:formula="of:=ROUND([.B21]/[.$B$44]*[.$E$45];1)" office:value-type="float" office:value="0.8" calcext:value-type="float">
            <text:p>1</text:p>
          </table:table-cell>
          <table:table-cell table:formula="of:=ROUND(([.B21]-[.C21]-[.D21])/1.5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 ([.G21] &gt; 0; [.E21]/[.G21];0)" office:value-type="float" office:value="0.8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/>
          <table:table-cell table:formula="of:=ROUND([.B22]/[.$B$44]*[.$E$45];1)" office:value-type="float" office:value="3.4" calcext:value-type="float">
            <text:p>3</text:p>
          </table:table-cell>
          <table:table-cell table:formula="of:=ROUND(([.B22]-[.C22]-[.D22])/1.5)"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IF ([.G22] &gt; 0; [.E22]/[.G22];0)" office:value-type="float" office:value="3.4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ROUND([.B23]/[.$B$44]*[.$E$45];1)" office:value-type="float" office:value="0.7" calcext:value-type="float">
            <text:p>1</text:p>
          </table:table-cell>
          <table:table-cell table:formula="of:=ROUND(([.B23]-[.C23]-[.D23])/1.5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 ([.G23] &gt; 0; [.E23]/[.G23];0)" office:value-type="float" office:value="0.7" calcext:value-type="float">
            <text:p>1</text:p>
          </table:table-cell>
          <table:table-cell office:value-type="string" calcext:value-type="string">
            <text:p>end mostly -air</text:p>
          </table:table-cell>
        </table:table-row>
        <table:table-row table:style-name="ro1">
          <table:table-cell office:value-type="string" calcext:value-type="string">
            <text:p>iu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ROUND([.B24]/[.$B$44]*[.$E$45];1)" office:value-type="float" office:value="0.1" calcext:value-type="float">
            <text:p>0</text:p>
          </table:table-cell>
          <table:table-cell table:formula="of:=ROUND(([.B24]-[.C24]-[.D24])/1.5)" office:value-type="float" office:value="4" calcext:value-type="float">
            <text:p>4</text:p>
          </table:table-cell>
          <table:table-cell/>
          <table:table-cell table:formula="of:=IF ([.G24] &gt; 0; [.E24]/[.G2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942" calcext:value-type="float">
            <text:p>942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table:formula="of:=ROUND([.B25]/[.$B$44]*[.$E$45];1)" office:value-type="float" office:value="10.6" calcext:value-type="float">
            <text:p>11</text:p>
          </table:table-cell>
          <table:table-cell table:formula="of:=ROUND(([.B25]-[.C25]-[.D25])/1.5)"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table:formula="of:=IF ([.G25] &gt; 0; [.E25]/[.G25];0)" office:value-type="float" office:value="5.3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([.B26]/[.$B$44]*[.$E$45];1)" office:value-type="float" office:value="0.3" calcext:value-type="float">
            <text:p>0</text:p>
          </table:table-cell>
          <table:table-cell table:formula="of:=ROUND(([.B26]-[.C26]-[.D26])/1.5)" office:value-type="float" office:value="16" calcext:value-type="float">
            <text:p>16</text:p>
          </table:table-cell>
          <table:table-cell/>
          <table:table-cell table:formula="of:=IF ([.G26] &gt; 0; [.E26]/[.G2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27]/[.$B$44]*[.$E$45];1)" office:value-type="float" office:value="0.1" calcext:value-type="float">
            <text:p>0</text:p>
          </table:table-cell>
          <table:table-cell table:formula="of:=ROUND(([.B27]-[.C27]-[.D27])/1.5)" office:value-type="float" office:value="3" calcext:value-type="float">
            <text:p>3</text:p>
          </table:table-cell>
          <table:table-cell/>
          <table:table-cell table:formula="of:=IF ([.G27] &gt; 0; [.E27]/[.G2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i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([.B28]/[.$B$44]*[.$E$45];1)" office:value-type="float" office:value="0.2" calcext:value-type="float">
            <text:p>0</text:p>
          </table:table-cell>
          <table:table-cell table:formula="of:=ROUND(([.B28]-[.C28]-[.D28])/1.5)" office:value-type="float" office:value="11" calcext:value-type="float">
            <text:p>11</text:p>
          </table:table-cell>
          <table:table-cell/>
          <table:table-cell table:formula="of:=IF ([.G28] &gt; 0; [.E28]/[.G2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o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9]/[.$B$44]*[.$E$45];1)" office:value-type="float" office:value="0.8" calcext:value-type="float">
            <text:p>1</text:p>
          </table:table-cell>
          <table:table-cell table:formula="of:=ROUND(([.B29]-[.C29]-[.D29])/1.5)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 ([.G29] &gt; 0; [.E29]/[.G29];0)" office:value-type="float" office:value="0.8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261" calcext:value-type="float">
            <text:p>261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table:formula="of:=ROUND([.B30]/[.$B$44]*[.$E$45];1)" office:value-type="float" office:value="2.9" calcext:value-type="float">
            <text:p>3</text:p>
          </table:table-cell>
          <table:table-cell table:formula="of:=ROUND(([.B30]-[.C30]-[.D30])/1.5)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formula="of:=IF ([.G30] &gt; 0; [.E30]/[.G30];0)" office:value-type="float" office:value="1.45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ROUND([.B31]/[.$B$44]*[.$E$45];1)" office:value-type="float" office:value="1.7" calcext:value-type="float">
            <text:p>2</text:p>
          </table:table-cell>
          <table:table-cell table:formula="of:=ROUND(([.B31]-[.C31]-[.D31])/1.5)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 ([.G31] &gt; 0; [.E31]/[.G31];0)" office:value-type="float" office:value="1.7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w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ROUND([.B32]/[.$B$44]*[.$E$45];1)" office:value-type="float" office:value="0.8" calcext:value-type="float">
            <text:p>1</text:p>
          </table:table-cell>
          <table:table-cell table:formula="of:=ROUND(([.B32]-[.C32]-[.D32])/1.5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IF ([.G32] &gt; 0; [.E32]/[.G32];0)" office:value-type="float" office:value="0.4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y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table:formula="of:=ROUND([.B33]/[.$B$44]*[.$E$45];1)" office:value-type="float" office:value="0.2" calcext:value-type="float">
            <text:p>0</text:p>
          </table:table-cell>
          <table:table-cell table:formula="of:=ROUND(([.B33]-[.C33]-[.D33])/1.5)" office:value-type="float" office:value="5" calcext:value-type="float">
            <text:p>5</text:p>
          </table:table-cell>
          <table:table-cell/>
          <table:table-cell table:formula="of:=IF ([.G33] &gt; 0; [.E33]/[.G3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ROUND([.B34]/[.$B$44]*[.$E$45];1)" office:value-type="float" office:value="5.2" calcext:value-type="float">
            <text:p>5</text:p>
          </table:table-cell>
          <table:table-cell table:formula="of:=ROUND(([.B34]-[.C34]-[.D34])/1.5)"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table:formula="of:=IF ([.G34] &gt; 0; [.E34]/[.G34];0)" office:value-type="float" office:value="2.6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ROUND([.B35]/[.$B$44]*[.$E$45];1)" office:value-type="float" office:value="0.5" calcext:value-type="float">
            <text:p>1</text:p>
          </table:table-cell>
          <table:table-cell table:formula="of:=ROUND(([.B35]-[.C35]-[.D35])/1.5)" office:value-type="float" office:value="32" calcext:value-type="float">
            <text:p>32</text:p>
          </table:table-cell>
          <table:table-cell/>
          <table:table-cell table:formula="of:=IF ([.G35] &gt; 0; [.E35]/[.G3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ROUND([.B36]/[.$B$44]*[.$E$45];1)" office:value-type="float" office:value="0.5" calcext:value-type="float">
            <text:p>1</text:p>
          </table:table-cell>
          <table:table-cell table:formula="of:=ROUND(([.B36]-[.C36]-[.D36])/1.5)" office:value-type="float" office:value="13" calcext:value-type="float">
            <text:p>13</text:p>
          </table:table-cell>
          <table:table-cell/>
          <table:table-cell table:formula="of:=IF ([.G36] &gt; 0; [.E36]/[.G3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ROUND([.B37]/[.$B$44]*[.$E$45];1)" office:value-type="float" office:value="0.5" calcext:value-type="float">
            <text:p>1</text:p>
          </table:table-cell>
          <table:table-cell table:formula="of:=ROUND(([.B37]-[.C37]-[.D37])/1.5)" office:value-type="float" office:value="29" calcext:value-type="float">
            <text:p>29</text:p>
          </table:table-cell>
          <table:table-cell/>
          <table:table-cell table:formula="of:=IF ([.G37] &gt; 0; [.E37]/[.G3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OUND([.B38]/[.$B$44]*[.$E$45];1)" office:value-type="float" office:value="0" calcext:value-type="float">
            <text:p>0</text:p>
          </table:table-cell>
          <table:table-cell table:formula="of:=ROUND(([.B38]-[.C38]-[.D38])/1.5)" office:value-type="float" office:value="1" calcext:value-type="float">
            <text:p>1</text:p>
          </table:table-cell>
          <table:table-cell/>
          <table:table-cell table:formula="of:=IF ([.G38] &gt; 0; [.E38]/[.G3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r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ROUND([.B39]/[.$B$44]*[.$E$45];1)" office:value-type="float" office:value="1.3" calcext:value-type="float">
            <text:p>1</text:p>
          </table:table-cell>
          <table:table-cell table:formula="of:=ROUND(([.B39]-[.C39]-[.D39])/1.5)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 ([.G39] &gt; 0; [.E39]/[.G39];0)" office:value-type="float" office:value="1.3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40]/[.$B$44]*[.$E$45];1)" office:value-type="float" office:value="0" calcext:value-type="float">
            <text:p>0</text:p>
          </table:table-cell>
          <table:table-cell table:formula="of:=ROUND(([.B40]-[.C40]-[.D40])/1.5)" office:value-type="float" office:value="1" calcext:value-type="float">
            <text:p>1</text:p>
          </table:table-cell>
          <table:table-cell/>
          <table:table-cell table:formula="of:=IF ([.G40] &gt; 0; [.E40]/[.G4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41]/[.$B$44]*[.$E$45];1)" office:value-type="float" office:value="0" calcext:value-type="float">
            <text:p>0</text:p>
          </table:table-cell>
          <table:table-cell table:formula="of:=ROUND(([.B41]-[.C41]-[.D41])/1.5)" office:value-type="float" office:value="1" calcext:value-type="float">
            <text:p>1</text:p>
          </table:table-cell>
          <table:table-cell/>
          <table:table-cell table:formula="of:=IF ([.G41] &gt; 0; [.E41]/[.G41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ignificant &gt;</text:p>
          </table:table-cell>
          <table:table-cell office:value-type="float" office:value="26" calcext:value-type="float">
            <text:p>26</text:p>
          </table:table-cell>
          <table:table-cell table:formula="of:=[.C43]/([.C44]+[.D44])" office:value-type="float" office:value="0.0108378491037932" calcext:value-type="float">
            <text:p>0.0108378491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formula="of:=SUM([.B2:.B41])" office:value-type="float" office:value="8888" calcext:value-type="float">
            <text:p>8888</text:p>
          </table:table-cell>
          <table:table-cell table:formula="of:=SUM([.C2:.C41])" office:value-type="float" office:value="1501" calcext:value-type="float">
            <text:p>1501</text:p>
          </table:table-cell>
          <table:table-cell table:formula="of:=SUM([.D2:.D41])" office:value-type="float" office:value="898" calcext:value-type="float">
            <text:p>898</text:p>
          </table:table-cell>
          <table:table-cell table:style-name="Default" table:formula="of:=SUM([.E2:.E41])" office:value-type="float" office:value="100.1" calcext:value-type="float">
            <text:p>100.1</text:p>
          </table:table-cell>
          <table:table-cell table:number-columns-repeated="2"/>
          <table:table-cell table:style-name="Default" table:formula="of:=SUM([.H2:.H41])" office:value-type="float" office:value="51.75" calcext:value-type="float">
            <text:p>51.75</text:p>
          </table:table-cell>
          <table:table-cell/>
        </table:table-row>
        <table:table-row table:style-name="ro1">
          <table:table-cell/>
          <table:table-cell table:formula="of:=[.B44]-[.C44]-[.D44]" office:value-type="float" office:value="6489" calcext:value-type="float">
            <text:p>6489</text:p>
          </table:table-cell>
          <table:table-cell table:number-columns-repeated="2"/>
          <table:table-cell table:style-name="Default" office:value-type="float" office:value="100" calcext:value-type="float">
            <text:p>100</text:p>
          </table:table-cell>
          <table:table-cell table:number-columns-repeated="2"/>
          <table:table-cell table:style-name="Default"/>
          <table:table-cell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Con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rel proportion</text:p>
          </table:table-cell>
          <table:table-cell office:value-type="string" calcext:value-type="string">
            <text:p>mid per syl</text:p>
          </table:table-cell>
          <table:table-cell office:value-type="string" calcext:value-type="string">
            <text:p>Positions</text:p>
          </table:table-cell>
          <table:table-cell table:style-name="Default" office:value-type="string" calcext:value-type="string">
            <text:p>Ppn per po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ROUND([.B52]/[.$B$225]*[.$E$226];1)" office:value-type="float" office:value="4.5" calcext:value-type="float">
            <text:p>5</text:p>
          </table:table-cell>
          <table:table-cell table:formula="of:=ROUND(([.B52]-[.C52]-[.D52])/1.5)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IF ([.G52] &gt; 0; [.E52]/[.G52];0)" office:value-type="float" office:value="2.25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ROUND([.B53]/[.$B$225]*[.$E$226];1)" office:value-type="float" office:value="0.1" calcext:value-type="float">
            <text:p>0</text:p>
          </table:table-cell>
          <table:table-cell table:formula="of:=ROUND(([.B53]-[.C53]-[.D53])/1.5)" office:value-type="float" office:value="3" calcext:value-type="float">
            <text:p>3</text:p>
          </table:table-cell>
          <table:table-cell/>
          <table:table-cell table:formula="of:=IF ([.G53] &gt; 0; [.E53]/[.G5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j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ROUND([.B54]/[.$B$225]*[.$E$226];1)" office:value-type="float" office:value="0.1" calcext:value-type="float">
            <text:p>0</text:p>
          </table:table-cell>
          <table:table-cell table:formula="of:=ROUND(([.B54]-[.C54]-[.D54])/1.5)" office:value-type="float" office:value="3" calcext:value-type="float">
            <text:p>3</text:p>
          </table:table-cell>
          <table:table-cell/>
          <table:table-cell table:formula="of:=IF ([.G54] &gt; 0; [.E54]/[.G5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ROUND([.B55]/[.$B$225]*[.$E$226];1)" office:value-type="float" office:value="1.4" calcext:value-type="float">
            <text:p>1</text:p>
          </table:table-cell>
          <table:table-cell table:formula="of:=ROUND(([.B55]-[.C55]-[.D55])/1.5)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 ([.G55] &gt; 0; [.E55]/[.G55];0)" office:value-type="float" office:value="1.4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56]/[.$B$225]*[.$E$226];1)" office:value-type="float" office:value="0" calcext:value-type="float">
            <text:p>0</text:p>
          </table:table-cell>
          <table:table-cell table:formula="of:=ROUND(([.B56]-[.C56]-[.D56])/1.5)" office:value-type="float" office:value="1" calcext:value-type="float">
            <text:p>1</text:p>
          </table:table-cell>
          <table:table-cell/>
          <table:table-cell table:formula="of:=IF ([.G56] &gt; 0; [.E56]/[.G5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ROUND([.B57]/[.$B$225]*[.$E$226];1)" office:value-type="float" office:value="0.7" calcext:value-type="float">
            <text:p>1</text:p>
          </table:table-cell>
          <table:table-cell table:formula="of:=ROUND(([.B57]-[.C57]-[.D57])/1.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 ([.G57] &gt; 0; [.E57]/[.G57];0)" office:value-type="float" office:value="0.7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ROUND([.B58]/[.$B$225]*[.$E$226];1)" office:value-type="float" office:value="0.2" calcext:value-type="float">
            <text:p>0</text:p>
          </table:table-cell>
          <table:table-cell table:formula="of:=ROUND(([.B58]-[.C58]-[.D58])/1.5)" office:value-type="float" office:value="9" calcext:value-type="float">
            <text:p>9</text:p>
          </table:table-cell>
          <table:table-cell/>
          <table:table-cell table:formula="of:=IF ([.G58] &gt; 0; [.E58]/[.G5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ROUND([.B59]/[.$B$225]*[.$E$226];1)" office:value-type="float" office:value="0.1" calcext:value-type="float">
            <text:p>0</text:p>
          </table:table-cell>
          <table:table-cell table:formula="of:=ROUND(([.B59]-[.C59]-[.D59])/1.5)" office:value-type="float" office:value="3" calcext:value-type="float">
            <text:p>3</text:p>
          </table:table-cell>
          <table:table-cell/>
          <table:table-cell table:formula="of:=IF ([.G59] &gt; 0; [.E59]/[.G5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OUND([.B60]/[.$B$225]*[.$E$226];1)" office:value-type="float" office:value="0.1" calcext:value-type="float">
            <text:p>0</text:p>
          </table:table-cell>
          <table:table-cell table:formula="of:=ROUND(([.B60]-[.C60]-[.D60])/1.5)" office:value-type="float" office:value="2" calcext:value-type="float">
            <text:p>2</text:p>
          </table:table-cell>
          <table:table-cell/>
          <table:table-cell table:formula="of:=IF ([.G60] &gt; 0; [.E60]/[.G6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36" calcext:value-type="float">
            <text:p>636</text:p>
          </table:table-cell>
          <table:table-cell office:value-type="float" office:value="57" calcext:value-type="float">
            <text:p>57</text:p>
          </table:table-cell>
          <table:table-cell office:value-type="float" office:value="331" calcext:value-type="float">
            <text:p>331</text:p>
          </table:table-cell>
          <table:table-cell table:formula="of:=ROUND([.B61]/[.$B$225]*[.$E$226];1)" office:value-type="float" office:value="11.3" calcext:value-type="float">
            <text:p>11</text:p>
          </table:table-cell>
          <table:table-cell table:formula="of:=ROUND(([.B61]-[.C61]-[.D61])/1.5)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formula="of:=IF ([.G61] &gt; 0; [.E61]/[.G61];0)" office:value-type="float" office:value="5.65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ROUND([.B62]/[.$B$225]*[.$E$226];1)" office:value-type="float" office:value="0.6" calcext:value-type="float">
            <text:p>1</text:p>
          </table:table-cell>
          <table:table-cell table:formula="of:=ROUND(([.B62]-[.C62]-[.D62])/1.5)" office:value-type="float" office:value="23" calcext:value-type="float">
            <text:p>23</text:p>
          </table:table-cell>
          <table:table-cell/>
          <table:table-cell table:formula="of:=IF ([.G62] &gt; 0; [.E62]/[.G6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formula="of:=ROUND([.B63]/[.$B$225]*[.$E$226];1)" office:value-type="float" office:value="2.2" calcext:value-type="float">
            <text:p>2</text:p>
          </table:table-cell>
          <table:table-cell table:formula="of:=ROUND(([.B63]-[.C63]-[.D63])/1.5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IF ([.G63] &gt; 0; [.E63]/[.G63];0)" office:value-type="float" office:value="0.733333333333333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k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ROUND([.B64]/[.$B$225]*[.$E$226];1)" office:value-type="float" office:value="1" calcext:value-type="float">
            <text:p>1</text:p>
          </table:table-cell>
          <table:table-cell table:formula="of:=ROUND(([.B64]-[.C64]-[.D64])/1.5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 ([.G64] &gt; 0; [.E64]/[.G64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ROUND([.B65]/[.$B$225]*[.$E$226];1)" office:value-type="float" office:value="0.8" calcext:value-type="float">
            <text:p>1</text:p>
          </table:table-cell>
          <table:table-cell table:formula="of:=ROUND(([.B65]-[.C65]-[.D65])/1.5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 ([.G65] &gt; 0; [.E65]/[.G65];0)" office:value-type="float" office:value="0.8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ROUND([.B66]/[.$B$225]*[.$E$226];1)" office:value-type="float" office:value="0.7" calcext:value-type="float">
            <text:p>1</text:p>
          </table:table-cell>
          <table:table-cell table:formula="of:=ROUND(([.B66]-[.C66]-[.D66])/1.5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 ([.G66] &gt; 0; [.E66]/[.G66];0)" office:value-type="float" office:value="0.7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ROUND([.B67]/[.$B$225]*[.$E$226];1)" office:value-type="float" office:value="0.2" calcext:value-type="float">
            <text:p>0</text:p>
          </table:table-cell>
          <table:table-cell table:formula="of:=ROUND(([.B67]-[.C67]-[.D67])/1.5)" office:value-type="float" office:value="6" calcext:value-type="float">
            <text:p>6</text:p>
          </table:table-cell>
          <table:table-cell/>
          <table:table-cell table:formula="of:=IF ([.G67] &gt; 0; [.E67]/[.G6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149" calcext:value-type="float">
            <text:p>149</text:p>
          </table:table-cell>
          <table:table-cell office:value-type="float" office:value="51" calcext:value-type="float">
            <text:p>51</text:p>
          </table:table-cell>
          <table:table-cell/>
          <table:table-cell table:formula="of:=ROUND([.B68]/[.$B$225]*[.$E$226];1)" office:value-type="float" office:value="2.7" calcext:value-type="float">
            <text:p>3</text:p>
          </table:table-cell>
          <table:table-cell table:formula="of:=ROUND(([.B68]-[.C68]-[.D68])/1.5)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IF ([.G68] &gt; 0; [.E68]/[.G68];0)" office:value-type="float" office:value="1.35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ROUND([.B69]/[.$B$225]*[.$E$226];1)" office:value-type="float" office:value="0.1" calcext:value-type="float">
            <text:p>0</text:p>
          </table:table-cell>
          <table:table-cell table:formula="of:=ROUND(([.B69]-[.C69]-[.D69])/1.5)" office:value-type="float" office:value="5" calcext:value-type="float">
            <text:p>5</text:p>
          </table:table-cell>
          <table:table-cell/>
          <table:table-cell table:formula="of:=IF ([.G69] &gt; 0; [.E69]/[.G6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58" calcext:value-type="float">
            <text:p>558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table:formula="of:=ROUND([.B70]/[.$B$225]*[.$E$226];1)" office:value-type="float" office:value="9.9" calcext:value-type="float">
            <text:p>10</text:p>
          </table:table-cell>
          <table:table-cell table:formula="of:=ROUND(([.B70]-[.C70]-[.D70])/1.5)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IF ([.G70] &gt; 0; [.E70]/[.G70];0)" office:value-type="float" office:value="4.9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71]/[.$B$225]*[.$E$226];1)" office:value-type="float" office:value="0" calcext:value-type="float">
            <text:p>0</text:p>
          </table:table-cell>
          <table:table-cell table:formula="of:=ROUND(([.B71]-[.C71]-[.D71])/1.5)" office:value-type="float" office:value="1" calcext:value-type="float">
            <text:p>1</text:p>
          </table:table-cell>
          <table:table-cell/>
          <table:table-cell table:formula="of:=IF ([.G71] &gt; 0; [.E71]/[.G7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72]/[.$B$225]*[.$E$226];1)" office:value-type="float" office:value="0" calcext:value-type="float">
            <text:p>0</text:p>
          </table:table-cell>
          <table:table-cell table:formula="of:=ROUND(([.B72]-[.C72]-[.D72])/1.5)" office:value-type="float" office:value="1" calcext:value-type="float">
            <text:p>1</text:p>
          </table:table-cell>
          <table:table-cell/>
          <table:table-cell table:formula="of:=IF ([.G72] &gt; 0; [.E72]/[.G7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ROUND([.B73]/[.$B$225]*[.$E$226];1)" office:value-type="float" office:value="0.1" calcext:value-type="float">
            <text:p>0</text:p>
          </table:table-cell>
          <table:table-cell table:formula="of:=ROUND(([.B73]-[.C73]-[.D73])/1.5)" office:value-type="float" office:value="5" calcext:value-type="float">
            <text:p>5</text:p>
          </table:table-cell>
          <table:table-cell/>
          <table:table-cell table:formula="of:=IF ([.G73] &gt; 0; [.E73]/[.G7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g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ROUND([.B74]/[.$B$225]*[.$E$226];1)" office:value-type="float" office:value="0.1" calcext:value-type="float">
            <text:p>0</text:p>
          </table:table-cell>
          <table:table-cell table:formula="of:=ROUND(([.B74]-[.C74]-[.D74])/1.5)" office:value-type="float" office:value="5" calcext:value-type="float">
            <text:p>5</text:p>
          </table:table-cell>
          <table:table-cell/>
          <table:table-cell table:formula="of:=IF ([.G74] &gt; 0; [.E74]/[.G7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ROUND([.B75]/[.$B$225]*[.$E$226];1)" office:value-type="float" office:value="0.2" calcext:value-type="float">
            <text:p>0</text:p>
          </table:table-cell>
          <table:table-cell table:formula="of:=ROUND(([.B75]-[.C75]-[.D75])/1.5)" office:value-type="float" office:value="7" calcext:value-type="float">
            <text:p>7</text:p>
          </table:table-cell>
          <table:table-cell/>
          <table:table-cell table:formula="of:=IF ([.G75] &gt; 0; [.E75]/[.G7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76]/[.$B$225]*[.$E$226];1)" office:value-type="float" office:value="0" calcext:value-type="float">
            <text:p>0</text:p>
          </table:table-cell>
          <table:table-cell table:formula="of:=ROUND(([.B76]-[.C76]-[.D76])/1.5)" office:value-type="float" office:value="1" calcext:value-type="float">
            <text:p>1</text:p>
          </table:table-cell>
          <table:table-cell/>
          <table:table-cell table:formula="of:=IF ([.G76] &gt; 0; [.E76]/[.G7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q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77]/[.$B$225]*[.$E$226];1)" office:value-type="float" office:value="0" calcext:value-type="float">
            <text:p>0</text:p>
          </table:table-cell>
          <table:table-cell table:formula="of:=ROUND(([.B77]-[.C77]-[.D77])/1.5)" office:value-type="float" office:value="1" calcext:value-type="float">
            <text:p>1</text:p>
          </table:table-cell>
          <table:table-cell/>
          <table:table-cell table:formula="of:=IF ([.G77] &gt; 0; [.E77]/[.G7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ROUND([.B78]/[.$B$225]*[.$E$226];1)" office:value-type="float" office:value="0.5" calcext:value-type="float">
            <text:p>1</text:p>
          </table:table-cell>
          <table:table-cell table:formula="of:=ROUND(([.B78]-[.C78]-[.D78])/1.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 ([.G78] &gt; 0; [.E78]/[.G78];0)" office:value-type="float" office:value="0.5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79]/[.$B$225]*[.$E$226];1)" office:value-type="float" office:value="0" calcext:value-type="float">
            <text:p>0</text:p>
          </table:table-cell>
          <table:table-cell table:formula="of:=ROUND(([.B79]-[.C79]-[.D79])/1.5)" office:value-type="float" office:value="1" calcext:value-type="float">
            <text:p>1</text:p>
          </table:table-cell>
          <table:table-cell/>
          <table:table-cell table:formula="of:=IF ([.G79] &gt; 0; [.E79]/[.G7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80]/[.$B$225]*[.$E$226];1)" office:value-type="float" office:value="0" calcext:value-type="float">
            <text:p>0</text:p>
          </table:table-cell>
          <table:table-cell table:formula="of:=ROUND(([.B80]-[.C80]-[.D80])/1.5)" office:value-type="float" office:value="1" calcext:value-type="float">
            <text:p>1</text:p>
          </table:table-cell>
          <table:table-cell/>
          <table:table-cell table:formula="of:=IF ([.G80] &gt; 0; [.E80]/[.G8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ROUND([.B81]/[.$B$225]*[.$E$226];1)" office:value-type="float" office:value="0.3" calcext:value-type="float">
            <text:p>0</text:p>
          </table:table-cell>
          <table:table-cell table:formula="of:=ROUND(([.B81]-[.C81]-[.D81])/1.5)" office:value-type="float" office:value="10" calcext:value-type="float">
            <text:p>10</text:p>
          </table:table-cell>
          <table:table-cell/>
          <table:table-cell table:formula="of:=IF ([.G81] &gt; 0; [.E81]/[.G8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office:value-type="float" office:value="153" calcext:value-type="float">
            <text:p>153</text:p>
          </table:table-cell>
          <table:table-cell table:formula="of:=ROUND([.B82]/[.$B$225]*[.$E$226];1)" office:value-type="float" office:value="4.2" calcext:value-type="float">
            <text:p>4</text:p>
          </table:table-cell>
          <table:table-cell table:formula="of:=ROUND(([.B82]-[.C82]-[.D82])/1.5)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IF ([.G82] &gt; 0; [.E82]/[.G82];0)" office:value-type="float" office:value="2.1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ROUND([.B83]/[.$B$225]*[.$E$226];1)" office:value-type="float" office:value="0.3" calcext:value-type="float">
            <text:p>0</text:p>
          </table:table-cell>
          <table:table-cell table:formula="of:=ROUND(([.B83]-[.C83]-[.D83])/1.5)" office:value-type="float" office:value="11" calcext:value-type="float">
            <text:p>11</text:p>
          </table:table-cell>
          <table:table-cell/>
          <table:table-cell table:formula="of:=IF ([.G83] &gt; 0; [.E83]/[.G8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ROUND([.B84]/[.$B$225]*[.$E$226];1)" office:value-type="float" office:value="0.7" calcext:value-type="float">
            <text:p>1</text:p>
          </table:table-cell>
          <table:table-cell table:formula="of:=ROUND(([.B84]-[.C84]-[.D84])/1.5)" office:value-type="float" office:value="11" calcext:value-type="float">
            <text:p>11</text:p>
          </table:table-cell>
          <table:table-cell/>
          <table:table-cell table:formula="of:=IF ([.G84] &gt; 0; [.E84]/[.G8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ROUND([.B85]/[.$B$225]*[.$E$226];1)" office:value-type="float" office:value="0.6" calcext:value-type="float">
            <text:p>1</text:p>
          </table:table-cell>
          <table:table-cell table:formula="of:=ROUND(([.B85]-[.C85]-[.D85])/1.5)" office:value-type="float" office:value="4" calcext:value-type="float">
            <text:p>4</text:p>
          </table:table-cell>
          <table:table-cell/>
          <table:table-cell table:formula="of:=IF ([.G85] &gt; 0; [.E85]/[.G8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ROUND([.B86]/[.$B$225]*[.$E$226];1)" office:value-type="float" office:value="0.4" calcext:value-type="float">
            <text:p>0</text:p>
          </table:table-cell>
          <table:table-cell table:formula="of:=ROUND(([.B86]-[.C86]-[.D86])/1.5)" office:value-type="float" office:value="13" calcext:value-type="float">
            <text:p>13</text:p>
          </table:table-cell>
          <table:table-cell/>
          <table:table-cell table:formula="of:=IF ([.G86] &gt; 0; [.E86]/[.G8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ROUND([.B87]/[.$B$225]*[.$E$226];1)" office:value-type="float" office:value="0.1" calcext:value-type="float">
            <text:p>0</text:p>
          </table:table-cell>
          <table:table-cell table:formula="of:=ROUND(([.B87]-[.C87]-[.D87])/1.5)" office:value-type="float" office:value="5" calcext:value-type="float">
            <text:p>5</text:p>
          </table:table-cell>
          <table:table-cell/>
          <table:table-cell table:formula="of:=IF ([.G87] &gt; 0; [.E87]/[.G8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4" calcext:value-type="float">
            <text:p>234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ROUND([.B88]/[.$B$225]*[.$E$226];1)" office:value-type="float" office:value="4.2" calcext:value-type="float">
            <text:p>4</text:p>
          </table:table-cell>
          <table:table-cell table:formula="of:=ROUND(([.B88]-[.C88]-[.D88])/1.5)"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formula="of:=IF ([.G88] &gt; 0; [.E88]/[.G88];0)" office:value-type="float" office:value="2.1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ROUND([.B89]/[.$B$225]*[.$E$226];1)" office:value-type="float" office:value="0.1" calcext:value-type="float">
            <text:p>0</text:p>
          </table:table-cell>
          <table:table-cell table:formula="of:=ROUND(([.B89]-[.C89]-[.D89])/1.5)" office:value-type="float" office:value="5" calcext:value-type="float">
            <text:p>5</text:p>
          </table:table-cell>
          <table:table-cell/>
          <table:table-cell table:formula="of:=IF ([.G89] &gt; 0; [.E89]/[.G8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ROUND([.B90]/[.$B$225]*[.$E$226];1)" office:value-type="float" office:value="1" calcext:value-type="float">
            <text:p>1</text:p>
          </table:table-cell>
          <table:table-cell table:formula="of:=ROUND(([.B90]-[.C90]-[.D90])/1.5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 ([.G90] &gt; 0; [.E90]/[.G90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OUND([.B91]/[.$B$225]*[.$E$226];1)" office:value-type="float" office:value="0" calcext:value-type="float">
            <text:p>0</text:p>
          </table:table-cell>
          <table:table-cell table:formula="of:=ROUND(([.B91]-[.C91]-[.D91])/1.5)" office:value-type="float" office:value="1" calcext:value-type="float">
            <text:p>1</text:p>
          </table:table-cell>
          <table:table-cell/>
          <table:table-cell table:formula="of:=IF ([.G91] &gt; 0; [.E91]/[.G9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n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ROUND([.B92]/[.$B$225]*[.$E$226];1)" office:value-type="float" office:value="0.5" calcext:value-type="float">
            <text:p>1</text:p>
          </table:table-cell>
          <table:table-cell table:formula="of:=ROUND(([.B92]-[.C92]-[.D92])/1.5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 ([.G92] &gt; 0; [.E92]/[.G92];0)" office:value-type="float" office:value="0.5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ROUND([.B93]/[.$B$225]*[.$E$226];1)" office:value-type="float" office:value="0.4" calcext:value-type="float">
            <text:p>0</text:p>
          </table:table-cell>
          <table:table-cell table:formula="of:=ROUND(([.B93]-[.C93]-[.D93])/1.5)" office:value-type="float" office:value="13" calcext:value-type="float">
            <text:p>13</text:p>
          </table:table-cell>
          <table:table-cell/>
          <table:table-cell table:formula="of:=IF ([.G93] &gt; 0; [.E93]/[.G9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y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ROUND([.B94]/[.$B$225]*[.$E$226];1)" office:value-type="float" office:value="0.1" calcext:value-type="float">
            <text:p>0</text:p>
          </table:table-cell>
          <table:table-cell table:formula="of:=ROUND(([.B94]-[.C94]-[.D94])/1.5)" office:value-type="float" office:value="5" calcext:value-type="float">
            <text:p>5</text:p>
          </table:table-cell>
          <table:table-cell/>
          <table:table-cell table:formula="of:=IF ([.G94] &gt; 0; [.E94]/[.G9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ROUND([.B95]/[.$B$225]*[.$E$226];1)" office:value-type="float" office:value="2.9" calcext:value-type="float">
            <text:p>3</text:p>
          </table:table-cell>
          <table:table-cell table:formula="of:=ROUND(([.B95]-[.C95]-[.D95])/1.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 ([.G95] &gt; 0; [.E95]/[.G95];0)" office:value-type="float" office:value="2.9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96]/[.$B$225]*[.$E$226];1)" office:value-type="float" office:value="0" calcext:value-type="float">
            <text:p>0</text:p>
          </table:table-cell>
          <table:table-cell table:formula="of:=ROUND(([.B96]-[.C96]-[.D96])/1.5)" office:value-type="float" office:value="1" calcext:value-type="float">
            <text:p>1</text:p>
          </table:table-cell>
          <table:table-cell/>
          <table:table-cell table:formula="of:=IF ([.G96] &gt; 0; [.E96]/[.G9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97]/[.$B$225]*[.$E$226];1)" office:value-type="float" office:value="0" calcext:value-type="float">
            <text:p>0</text:p>
          </table:table-cell>
          <table:table-cell table:formula="of:=ROUND(([.B97]-[.C97]-[.D97])/1.5)" office:value-type="float" office:value="1" calcext:value-type="float">
            <text:p>1</text:p>
          </table:table-cell>
          <table:table-cell/>
          <table:table-cell table:formula="of:=IF ([.G97] &gt; 0; [.E97]/[.G9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98]/[.$B$225]*[.$E$226];1)" office:value-type="float" office:value="0" calcext:value-type="float">
            <text:p>0</text:p>
          </table:table-cell>
          <table:table-cell table:formula="of:=ROUND(([.B98]-[.C98]-[.D98])/1.5)" office:value-type="float" office:value="1" calcext:value-type="float">
            <text:p>1</text:p>
          </table:table-cell>
          <table:table-cell/>
          <table:table-cell table:formula="of:=IF ([.G98] &gt; 0; [.E98]/[.G9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99]/[.$B$225]*[.$E$226];1)" office:value-type="float" office:value="0" calcext:value-type="float">
            <text:p>0</text:p>
          </table:table-cell>
          <table:table-cell table:formula="of:=ROUND(([.B99]-[.C99]-[.D99])/1.5)" office:value-type="float" office:value="1" calcext:value-type="float">
            <text:p>1</text:p>
          </table:table-cell>
          <table:table-cell/>
          <table:table-cell table:formula="of:=IF ([.G99] &gt; 0; [.E99]/[.G9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100]/[.$B$225]*[.$E$226];1)" office:value-type="float" office:value="0" calcext:value-type="float">
            <text:p>0</text:p>
          </table:table-cell>
          <table:table-cell table:formula="of:=ROUND(([.B100]-[.C100]-[.D100])/1.5)" office:value-type="float" office:value="1" calcext:value-type="float">
            <text:p>1</text:p>
          </table:table-cell>
          <table:table-cell/>
          <table:table-cell table:formula="of:=IF ([.G100] &gt; 0; [.E100]/[.G10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OUND([.B101]/[.$B$225]*[.$E$226];1)" office:value-type="float" office:value="0.1" calcext:value-type="float">
            <text:p>0</text:p>
          </table:table-cell>
          <table:table-cell table:formula="of:=ROUND(([.B101]-[.C101]-[.D101])/1.5)" office:value-type="float" office:value="2" calcext:value-type="float">
            <text:p>2</text:p>
          </table:table-cell>
          <table:table-cell/>
          <table:table-cell table:formula="of:=IF ([.G101] &gt; 0; [.E101]/[.G10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ROUND([.B102]/[.$B$225]*[.$E$226];1)" office:value-type="float" office:value="0.7" calcext:value-type="float">
            <text:p>1</text:p>
          </table:table-cell>
          <table:table-cell table:formula="of:=ROUND(([.B102]-[.C102]-[.D102])/1.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 ([.G102] &gt; 0; [.E102]/[.G102];0)" office:value-type="float" office:value="0.7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B103]/[.$B$225]*[.$E$226];1)" office:value-type="float" office:value="1.9" calcext:value-type="float">
            <text:p>2</text:p>
          </table:table-cell>
          <table:table-cell table:formula="of:=ROUND(([.B103]-[.C103]-[.D103])/1.5)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 ([.G103] &gt; 0; [.E103]/[.G103];0)" office:value-type="float" office:value="1.9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104]/[.$B$225]*[.$E$226];1)" office:value-type="float" office:value="0" calcext:value-type="float">
            <text:p>0</text:p>
          </table:table-cell>
          <table:table-cell table:formula="of:=ROUND(([.B104]-[.C104]-[.D104])/1.5)" office:value-type="float" office:value="1" calcext:value-type="float">
            <text:p>1</text:p>
          </table:table-cell>
          <table:table-cell/>
          <table:table-cell table:formula="of:=IF ([.G104] &gt; 0; [.E104]/[.G10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105]/[.$B$225]*[.$E$226];1)" office:value-type="float" office:value="0" calcext:value-type="float">
            <text:p>0</text:p>
          </table:table-cell>
          <table:table-cell table:formula="of:=ROUND(([.B105]-[.C105]-[.D105])/1.5)" office:value-type="float" office:value="1" calcext:value-type="float">
            <text:p>1</text:p>
          </table:table-cell>
          <table:table-cell/>
          <table:table-cell table:formula="of:=IF ([.G105] &gt; 0; [.E105]/[.G10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OUND([.B106]/[.$B$225]*[.$E$226];1)" office:value-type="float" office:value="0" calcext:value-type="float">
            <text:p>0</text:p>
          </table:table-cell>
          <table:table-cell table:formula="of:=ROUND(([.B106]-[.C106]-[.D106])/1.5)" office:value-type="float" office:value="1" calcext:value-type="float">
            <text:p>1</text:p>
          </table:table-cell>
          <table:table-cell/>
          <table:table-cell table:formula="of:=IF ([.G106] &gt; 0; [.E106]/[.G10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32" calcext:value-type="float">
            <text:p>632</text:p>
          </table:table-cell>
          <table:table-cell office:value-type="float" office:value="241" calcext:value-type="float">
            <text:p>241</text:p>
          </table:table-cell>
          <table:table-cell office:value-type="float" office:value="142" calcext:value-type="float">
            <text:p>142</text:p>
          </table:table-cell>
          <table:table-cell table:formula="of:=ROUND([.B107]/[.$B$225]*[.$E$226];1)" office:value-type="float" office:value="11.2" calcext:value-type="float">
            <text:p>11</text:p>
          </table:table-cell>
          <table:table-cell table:formula="of:=ROUND(([.B107]-[.C107]-[.D107])/1.5)"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IF ([.G107] &gt; 0; [.E107]/[.G107];0)" office:value-type="float" office:value="3.73333333333333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108]/[.$B$225]*[.$E$226];1)" office:value-type="float" office:value="0" calcext:value-type="float">
            <text:p>0</text:p>
          </table:table-cell>
          <table:table-cell table:formula="of:=ROUND(([.B108]-[.C108]-[.D108])/1.5)" office:value-type="float" office:value="1" calcext:value-type="float">
            <text:p>1</text:p>
          </table:table-cell>
          <table:table-cell/>
          <table:table-cell table:formula="of:=IF ([.G108] &gt; 0; [.E108]/[.G10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ROUND([.B109]/[.$B$225]*[.$E$226];1)" office:value-type="float" office:value="0.1" calcext:value-type="float">
            <text:p>0</text:p>
          </table:table-cell>
          <table:table-cell table:formula="of:=ROUND(([.B109]-[.C109]-[.D109])/1.5)" office:value-type="float" office:value="3" calcext:value-type="float">
            <text:p>3</text:p>
          </table:table-cell>
          <table:table-cell/>
          <table:table-cell table:formula="of:=IF ([.G109] &gt; 0; [.E109]/[.G10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ROUND([.B110]/[.$B$225]*[.$E$226];1)" office:value-type="float" office:value="0.6" calcext:value-type="float">
            <text:p>1</text:p>
          </table:table-cell>
          <table:table-cell table:formula="of:=ROUND(([.B110]-[.C110]-[.D110])/1.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 ([.G110] &gt; 0; [.E110]/[.G110];0)" office:value-type="float" office:value="0.6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ROUND([.B111]/[.$B$225]*[.$E$226];1)" office:value-type="float" office:value="0.2" calcext:value-type="float">
            <text:p>0</text:p>
          </table:table-cell>
          <table:table-cell table:formula="of:=ROUND(([.B111]-[.C111]-[.D111])/1.5)" office:value-type="float" office:value="9" calcext:value-type="float">
            <text:p>9</text:p>
          </table:table-cell>
          <table:table-cell/>
          <table:table-cell table:formula="of:=IF ([.G111] &gt; 0; [.E111]/[.G11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ROUND([.B112]/[.$B$225]*[.$E$226];1)" office:value-type="float" office:value="0.1" calcext:value-type="float">
            <text:p>0</text:p>
          </table:table-cell>
          <table:table-cell table:formula="of:=ROUND(([.B112]-[.C112]-[.D112])/1.5)" office:value-type="float" office:value="5" calcext:value-type="float">
            <text:p>5</text:p>
          </table:table-cell>
          <table:table-cell/>
          <table:table-cell table:formula="of:=IF ([.G112] &gt; 0; [.E112]/[.G11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157" calcext:value-type="float">
            <text:p>15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ROUND([.B113]/[.$B$225]*[.$E$226];1)" office:value-type="float" office:value="2.8" calcext:value-type="float">
            <text:p>3</text:p>
          </table:table-cell>
          <table:table-cell table:formula="of:=ROUND(([.B113]-[.C113]-[.D113])/1.5)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IF ([.G113] &gt; 0; [.E113]/[.G113];0)" office:value-type="float" office:value="1.4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ROUND([.B114]/[.$B$225]*[.$E$226];1)" office:value-type="float" office:value="0.1" calcext:value-type="float">
            <text:p>0</text:p>
          </table:table-cell>
          <table:table-cell table:formula="of:=ROUND(([.B114]-[.C114]-[.D114])/1.5)" office:value-type="float" office:value="5" calcext:value-type="float">
            <text:p>5</text:p>
          </table:table-cell>
          <table:table-cell/>
          <table:table-cell table:formula="of:=IF ([.G114] &gt; 0; [.E114]/[.G11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115]/[.$B$225]*[.$E$226];1)" office:value-type="float" office:value="0" calcext:value-type="float">
            <text:p>0</text:p>
          </table:table-cell>
          <table:table-cell table:formula="of:=ROUND(([.B115]-[.C115]-[.D115])/1.5)" office:value-type="float" office:value="1" calcext:value-type="float">
            <text:p>1</text:p>
          </table:table-cell>
          <table:table-cell/>
          <table:table-cell table:formula="of:=IF ([.G115] &gt; 0; [.E115]/[.G11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OUND([.B116]/[.$B$225]*[.$E$226];1)" office:value-type="float" office:value="0.1" calcext:value-type="float">
            <text:p>0</text:p>
          </table:table-cell>
          <table:table-cell table:formula="of:=ROUND(([.B116]-[.C116]-[.D116])/1.5)" office:value-type="float" office:value="2" calcext:value-type="float">
            <text:p>2</text:p>
          </table:table-cell>
          <table:table-cell/>
          <table:table-cell table:formula="of:=IF ([.G116] &gt; 0; [.E116]/[.G11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OUND([.B117]/[.$B$225]*[.$E$226];1)" office:value-type="float" office:value="0" calcext:value-type="float">
            <text:p>0</text:p>
          </table:table-cell>
          <table:table-cell table:formula="of:=ROUND(([.B117]-[.C117]-[.D117])/1.5)" office:value-type="float" office:value="1" calcext:value-type="float">
            <text:p>1</text:p>
          </table:table-cell>
          <table:table-cell/>
          <table:table-cell table:formula="of:=IF ([.G117] &gt; 0; [.E117]/[.G11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OUND([.B118]/[.$B$225]*[.$E$226];1)" office:value-type="float" office:value="0.1" calcext:value-type="float">
            <text:p>0</text:p>
          </table:table-cell>
          <table:table-cell table:formula="of:=ROUND(([.B118]-[.C118]-[.D118])/1.5)" office:value-type="float" office:value="2" calcext:value-type="float">
            <text:p>2</text:p>
          </table:table-cell>
          <table:table-cell/>
          <table:table-cell table:formula="of:=IF ([.G118] &gt; 0; [.E118]/[.G11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([.B119]/[.$B$225]*[.$E$226];1)" office:value-type="float" office:value="0.7" calcext:value-type="float">
            <text:p>1</text:p>
          </table:table-cell>
          <table:table-cell table:formula="of:=ROUND(([.B119]-[.C119]-[.D119])/1.5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 ([.G119] &gt; 0; [.E119]/[.G119];0)" office:value-type="float" office:value="0.7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ROUND([.B120]/[.$B$225]*[.$E$226];1)" office:value-type="float" office:value="0.2" calcext:value-type="float">
            <text:p>0</text:p>
          </table:table-cell>
          <table:table-cell table:formula="of:=ROUND(([.B120]-[.C120]-[.D120])/1.5)" office:value-type="float" office:value="7" calcext:value-type="float">
            <text:p>7</text:p>
          </table:table-cell>
          <table:table-cell/>
          <table:table-cell table:formula="of:=IF ([.G120] &gt; 0; [.E120]/[.G12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y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ROUND([.B121]/[.$B$225]*[.$E$226];1)" office:value-type="float" office:value="3.5" calcext:value-type="float">
            <text:p>4</text:p>
          </table:table-cell>
          <table:table-cell table:formula="of:=ROUND(([.B121]-[.C121]-[.D121])/1.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 ([.G121] &gt; 0; [.E121]/[.G121];0)" office:value-type="float" office:value="3.5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10" calcext:value-type="float">
            <text:p>510</text:p>
          </table:table-cell>
          <table:table-cell office:value-type="float" office:value="68" calcext:value-type="float">
            <text:p>68</text:p>
          </table:table-cell>
          <table:table-cell office:value-type="float" office:value="190" calcext:value-type="float">
            <text:p>190</text:p>
          </table:table-cell>
          <table:table-cell table:formula="of:=ROUND([.B122]/[.$B$225]*[.$E$226];1)" office:value-type="float" office:value="9.1" calcext:value-type="float">
            <text:p>9</text:p>
          </table:table-cell>
          <table:table-cell table:formula="of:=ROUND(([.B122]-[.C122]-[.D122])/1.5)"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table:formula="of:=IF ([.G122] &gt; 0; [.E122]/[.G122];0)" office:value-type="float" office:value="3.0333333333333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table:formula="of:=ROUND([.B123]/[.$B$225]*[.$E$226];1)" office:value-type="float" office:value="0.5" calcext:value-type="float">
            <text:p>1</text:p>
          </table:table-cell>
          <table:table-cell table:formula="of:=ROUND(([.B123]-[.C123]-[.D123])/1.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 ([.G123] &gt; 0; [.E123]/[.G123];0)" office:value-type="float" office:value="0.5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OUND([.B124]/[.$B$225]*[.$E$226];1)" office:value-type="float" office:value="0.1" calcext:value-type="float">
            <text:p>0</text:p>
          </table:table-cell>
          <table:table-cell table:formula="of:=ROUND(([.B124]-[.C124]-[.D124])/1.5)" office:value-type="float" office:value="2" calcext:value-type="float">
            <text:p>2</text:p>
          </table:table-cell>
          <table:table-cell/>
          <table:table-cell table:formula="of:=IF ([.G124] &gt; 0; [.E124]/[.G12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ROUND([.B125]/[.$B$225]*[.$E$226];1)" office:value-type="float" office:value="0.5" calcext:value-type="float">
            <text:p>1</text:p>
          </table:table-cell>
          <table:table-cell table:formula="of:=ROUND(([.B125]-[.C125]-[.D125])/1.5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 ([.G125] &gt; 0; [.E125]/[.G125];0)" office:value-type="float" office:value="0.5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ROUND([.B126]/[.$B$225]*[.$E$226];1)" office:value-type="float" office:value="0.1" calcext:value-type="float">
            <text:p>0</text:p>
          </table:table-cell>
          <table:table-cell table:formula="of:=ROUND(([.B126]-[.C126]-[.D126])/1.5)" office:value-type="float" office:value="3" calcext:value-type="float">
            <text:p>3</text:p>
          </table:table-cell>
          <table:table-cell/>
          <table:table-cell table:formula="of:=IF ([.G126] &gt; 0; [.E126]/[.G12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/>
          <table:table-cell table:formula="of:=ROUND([.B127]/[.$B$225]*[.$E$226];1)" office:value-type="float" office:value="1.6" calcext:value-type="float">
            <text:p>2</text:p>
          </table:table-cell>
          <table:table-cell table:formula="of:=ROUND(([.B127]-[.C127]-[.D127])/1.5)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 ([.G127] &gt; 0; [.E127]/[.G127];0)" office:value-type="float" office:value="1.6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OUND([.B128]/[.$B$225]*[.$E$226];1)" office:value-type="float" office:value="0.1" calcext:value-type="float">
            <text:p>0</text:p>
          </table:table-cell>
          <table:table-cell table:formula="of:=ROUND(([.B128]-[.C128]-[.D128])/1.5)" office:value-type="float" office:value="2" calcext:value-type="float">
            <text:p>2</text:p>
          </table:table-cell>
          <table:table-cell/>
          <table:table-cell table:formula="of:=IF ([.G128] &gt; 0; [.E128]/[.G12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OUND([.B129]/[.$B$225]*[.$E$226];1)" office:value-type="float" office:value="0.1" calcext:value-type="float">
            <text:p>0</text:p>
          </table:table-cell>
          <table:table-cell table:formula="of:=ROUND(([.B129]-[.C129]-[.D129])/1.5)" office:value-type="float" office:value="2" calcext:value-type="float">
            <text:p>2</text:p>
          </table:table-cell>
          <table:table-cell/>
          <table:table-cell table:formula="of:=IF ([.G129] &gt; 0; [.E129]/[.G12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00" calcext:value-type="float">
            <text:p>800</text:p>
          </table:table-cell>
          <table:table-cell office:value-type="float" office:value="414" calcext:value-type="float">
            <text:p>414</text:p>
          </table:table-cell>
          <table:table-cell office:value-type="float" office:value="82" calcext:value-type="float">
            <text:p>82</text:p>
          </table:table-cell>
          <table:table-cell table:formula="of:=ROUND([.B130]/[.$B$225]*[.$E$226];1)" office:value-type="float" office:value="14.2" calcext:value-type="float">
            <text:p>14</text:p>
          </table:table-cell>
          <table:table-cell table:formula="of:=ROUND(([.B130]-[.C130]-[.D130])/1.5)"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table:formula="of:=IF ([.G130] &gt; 0; [.E130]/[.G130];0)" office:value-type="float" office:value="4.73333333333333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formula="of:=ROUND([.B131]/[.$B$225]*[.$E$226];1)" office:value-type="float" office:value="2.4" calcext:value-type="float">
            <text:p>2</text:p>
          </table:table-cell>
          <table:table-cell table:formula="of:=ROUND(([.B131]-[.C131]-[.D131])/1.5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 ([.G131] &gt; 0; [.E131]/[.G131];0)" office:value-type="float" office:value="2.4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ROUND([.B132]/[.$B$225]*[.$E$226];1)" office:value-type="float" office:value="2.8" calcext:value-type="float">
            <text:p>3</text:p>
          </table:table-cell>
          <table:table-cell table:formula="of:=ROUND(([.B132]-[.C132]-[.D132])/1.5)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IF ([.G132] &gt; 0; [.E132]/[.G132];0)" office:value-type="float" office:value="1.4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f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ROUND([.B133]/[.$B$225]*[.$E$226];1)" office:value-type="float" office:value="0.2" calcext:value-type="float">
            <text:p>0</text:p>
          </table:table-cell>
          <table:table-cell table:formula="of:=ROUND(([.B133]-[.C133]-[.D133])/1.5)" office:value-type="float" office:value="9" calcext:value-type="float">
            <text:p>9</text:p>
          </table:table-cell>
          <table:table-cell/>
          <table:table-cell table:formula="of:=IF ([.G133] &gt; 0; [.E133]/[.G13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203" calcext:value-type="float">
            <text:p>203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ROUND([.B134]/[.$B$225]*[.$E$226];1)" office:value-type="float" office:value="3.6" calcext:value-type="float">
            <text:p>4</text:p>
          </table:table-cell>
          <table:table-cell table:formula="of:=ROUND(([.B134]-[.C134]-[.D134])/1.5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IF ([.G134] &gt; 0; [.E134]/[.G134];0)" office:value-type="float" office:value="1.8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k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ROUND([.B135]/[.$B$225]*[.$E$226];1)" office:value-type="float" office:value="0.5" calcext:value-type="float">
            <text:p>1</text:p>
          </table:table-cell>
          <table:table-cell table:formula="of:=ROUND(([.B135]-[.C135]-[.D135])/1.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 ([.G135] &gt; 0; [.E135]/[.G135];0)" office:value-type="float" office:value="0.5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ROUND([.B136]/[.$B$225]*[.$E$226];1)" office:value-type="float" office:value="0.1" calcext:value-type="float">
            <text:p>0</text:p>
          </table:table-cell>
          <table:table-cell table:formula="of:=ROUND(([.B136]-[.C136]-[.D136])/1.5)" office:value-type="float" office:value="4" calcext:value-type="float">
            <text:p>4</text:p>
          </table:table-cell>
          <table:table-cell/>
          <table:table-cell table:formula="of:=IF ([.G136] &gt; 0; [.E136]/[.G13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OUND([.B137]/[.$B$225]*[.$E$226];1)" office:value-type="float" office:value="0.1" calcext:value-type="float">
            <text:p>0</text:p>
          </table:table-cell>
          <table:table-cell table:formula="of:=ROUND(([.B137]-[.C137]-[.D137])/1.5)" office:value-type="float" office:value="2" calcext:value-type="float">
            <text:p>2</text:p>
          </table:table-cell>
          <table:table-cell/>
          <table:table-cell table:formula="of:=IF ([.G137] &gt; 0; [.E137]/[.G13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ROUND([.B138]/[.$B$225]*[.$E$226];1)" office:value-type="float" office:value="0.3" calcext:value-type="float">
            <text:p>0</text:p>
          </table:table-cell>
          <table:table-cell table:formula="of:=ROUND(([.B138]-[.C138]-[.D138])/1.5)" office:value-type="float" office:value="11" calcext:value-type="float">
            <text:p>11</text:p>
          </table:table-cell>
          <table:table-cell/>
          <table:table-cell table:formula="of:=IF ([.G138] &gt; 0; [.E138]/[.G13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139]/[.$B$225]*[.$E$226];1)" office:value-type="float" office:value="0" calcext:value-type="float">
            <text:p>0</text:p>
          </table:table-cell>
          <table:table-cell table:formula="of:=ROUND(([.B139]-[.C139]-[.D139])/1.5)" office:value-type="float" office:value="1" calcext:value-type="float">
            <text:p>1</text:p>
          </table:table-cell>
          <table:table-cell/>
          <table:table-cell table:formula="of:=IF ([.G139] &gt; 0; [.E139]/[.G13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140]/[.$B$225]*[.$E$226];1)" office:value-type="float" office:value="0" calcext:value-type="float">
            <text:p>0</text:p>
          </table:table-cell>
          <table:table-cell table:formula="of:=ROUND(([.B140]-[.C140]-[.D140])/1.5)" office:value-type="float" office:value="1" calcext:value-type="float">
            <text:p>1</text:p>
          </table:table-cell>
          <table:table-cell/>
          <table:table-cell table:formula="of:=IF ([.G140] &gt; 0; [.E140]/[.G14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41]/[.$B$225]*[.$E$226];1)" office:value-type="float" office:value="2" calcext:value-type="float">
            <text:p>2</text:p>
          </table:table-cell>
          <table:table-cell table:formula="of:=ROUND(([.B141]-[.C141]-[.D141])/1.5)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 ([.G141] &gt; 0; [.E141]/[.G141];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36" calcext:value-type="float">
            <text:p>336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ROUND([.B142]/[.$B$225]*[.$E$226];1)" office:value-type="float" office:value="6" calcext:value-type="float">
            <text:p>6</text:p>
          </table:table-cell>
          <table:table-cell table:formula="of:=ROUND(([.B142]-[.C142]-[.D142])/1.5)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IF ([.G142] &gt; 0; [.E142]/[.G142];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ROUND([.B143]/[.$B$225]*[.$E$226];1)" office:value-type="float" office:value="0.2" calcext:value-type="float">
            <text:p>0</text:p>
          </table:table-cell>
          <table:table-cell table:formula="of:=ROUND(([.B143]-[.C143]-[.D143])/1.5)" office:value-type="float" office:value="8" calcext:value-type="float">
            <text:p>8</text:p>
          </table:table-cell>
          <table:table-cell/>
          <table:table-cell table:formula="of:=IF ([.G143] &gt; 0; [.E143]/[.G14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OUND([.B144]/[.$B$225]*[.$E$226];1)" office:value-type="float" office:value="0" calcext:value-type="float">
            <text:p>0</text:p>
          </table:table-cell>
          <table:table-cell table:formula="of:=ROUND(([.B144]-[.C144]-[.D144])/1.5)" office:value-type="float" office:value="1" calcext:value-type="float">
            <text:p>1</text:p>
          </table:table-cell>
          <table:table-cell/>
          <table:table-cell table:formula="of:=IF ([.G144] &gt; 0; [.E144]/[.G14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ROUND([.B145]/[.$B$225]*[.$E$226];1)" office:value-type="float" office:value="0.2" calcext:value-type="float">
            <text:p>0</text:p>
          </table:table-cell>
          <table:table-cell table:formula="of:=ROUND(([.B145]-[.C145]-[.D145])/1.5)" office:value-type="float" office:value="7" calcext:value-type="float">
            <text:p>7</text:p>
          </table:table-cell>
          <table:table-cell/>
          <table:table-cell table:formula="of:=IF ([.G145] &gt; 0; [.E145]/[.G14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146]/[.$B$225]*[.$E$226];1)" office:value-type="float" office:value="0" calcext:value-type="float">
            <text:p>0</text:p>
          </table:table-cell>
          <table:table-cell table:formula="of:=ROUND(([.B146]-[.C146]-[.D146])/1.5)" office:value-type="float" office:value="1" calcext:value-type="float">
            <text:p>1</text:p>
          </table:table-cell>
          <table:table-cell/>
          <table:table-cell table:formula="of:=IF ([.G146] &gt; 0; [.E146]/[.G14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54" calcext:value-type="float">
            <text:p>354</text:p>
          </table:table-cell>
          <table:table-cell office:value-type="float" office:value="66" calcext:value-type="float">
            <text:p>66</text:p>
          </table:table-cell>
          <table:table-cell office:value-type="float" office:value="190" calcext:value-type="float">
            <text:p>190</text:p>
          </table:table-cell>
          <table:table-cell table:formula="of:=ROUND([.B147]/[.$B$225]*[.$E$226];1)" office:value-type="float" office:value="6.3" calcext:value-type="float">
            <text:p>6</text:p>
          </table:table-cell>
          <table:table-cell table:formula="of:=ROUND(([.B147]-[.C147]-[.D147])/1.5)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IF ([.G147] &gt; 0; [.E147]/[.G147];0)" office:value-type="float" office:value="2.1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ROUND([.B148]/[.$B$225]*[.$E$226];1)" office:value-type="float" office:value="0.4" calcext:value-type="float">
            <text:p>0</text:p>
          </table:table-cell>
          <table:table-cell table:formula="of:=ROUND(([.B148]-[.C148]-[.D148])/1.5)" office:value-type="float" office:value="17" calcext:value-type="float">
            <text:p>17</text:p>
          </table:table-cell>
          <table:table-cell/>
          <table:table-cell table:formula="of:=IF ([.G148] &gt; 0; [.E148]/[.G14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ROUND([.B149]/[.$B$225]*[.$E$226];1)" office:value-type="float" office:value="0.7" calcext:value-type="float">
            <text:p>1</text:p>
          </table:table-cell>
          <table:table-cell table:formula="of:=ROUND(([.B149]-[.C149]-[.D149])/1.5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 ([.G149] &gt; 0; [.E149]/[.G149];0)" office:value-type="float" office:value="0.7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OUND([.B150]/[.$B$225]*[.$E$226];1)" office:value-type="float" office:value="0.1" calcext:value-type="float">
            <text:p>0</text:p>
          </table:table-cell>
          <table:table-cell table:formula="of:=ROUND(([.B150]-[.C150]-[.D150])/1.5)" office:value-type="float" office:value="2" calcext:value-type="float">
            <text:p>2</text:p>
          </table:table-cell>
          <table:table-cell/>
          <table:table-cell table:formula="of:=IF ([.G150] &gt; 0; [.E150]/[.G15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ROUND([.B151]/[.$B$225]*[.$E$226];1)" office:value-type="float" office:value="0.3" calcext:value-type="float">
            <text:p>0</text:p>
          </table:table-cell>
          <table:table-cell table:formula="of:=ROUND(([.B151]-[.C151]-[.D151])/1.5)" office:value-type="float" office:value="12" calcext:value-type="float">
            <text:p>12</text:p>
          </table:table-cell>
          <table:table-cell/>
          <table:table-cell table:formula="of:=IF ([.G151] &gt; 0; [.E151]/[.G15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ROUND([.B152]/[.$B$225]*[.$E$226];1)" office:value-type="float" office:value="0.1" calcext:value-type="float">
            <text:p>0</text:p>
          </table:table-cell>
          <table:table-cell table:formula="of:=ROUND(([.B152]-[.C152]-[.D152])/1.5)" office:value-type="float" office:value="5" calcext:value-type="float">
            <text:p>5</text:p>
          </table:table-cell>
          <table:table-cell/>
          <table:table-cell table:formula="of:=IF ([.G152] &gt; 0; [.E152]/[.G15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OUND([.B153]/[.$B$225]*[.$E$226];1)" office:value-type="float" office:value="0" calcext:value-type="float">
            <text:p>0</text:p>
          </table:table-cell>
          <table:table-cell table:formula="of:=ROUND(([.B153]-[.C153]-[.D153])/1.5)" office:value-type="float" office:value="1" calcext:value-type="float">
            <text:p>1</text:p>
          </table:table-cell>
          <table:table-cell/>
          <table:table-cell table:formula="of:=IF ([.G153] &gt; 0; [.E153]/[.G15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ROUND([.B154]/[.$B$225]*[.$E$226];1)" office:value-type="float" office:value="0.4" calcext:value-type="float">
            <text:p>0</text:p>
          </table:table-cell>
          <table:table-cell table:formula="of:=ROUND(([.B154]-[.C154]-[.D154])/1.5)" office:value-type="float" office:value="10" calcext:value-type="float">
            <text:p>10</text:p>
          </table:table-cell>
          <table:table-cell/>
          <table:table-cell table:formula="of:=IF ([.G154] &gt; 0; [.E154]/[.G15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OUND([.B155]/[.$B$225]*[.$E$226];1)" office:value-type="float" office:value="0.1" calcext:value-type="float">
            <text:p>0</text:p>
          </table:table-cell>
          <table:table-cell table:formula="of:=ROUND(([.B155]-[.C155]-[.D155])/1.5)" office:value-type="float" office:value="2" calcext:value-type="float">
            <text:p>2</text:p>
          </table:table-cell>
          <table:table-cell/>
          <table:table-cell table:formula="of:=IF ([.G155] &gt; 0; [.E155]/[.G15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OUND([.B156]/[.$B$225]*[.$E$226];1)" office:value-type="float" office:value="0.8" calcext:value-type="float">
            <text:p>1</text:p>
          </table:table-cell>
          <table:table-cell table:formula="of:=ROUND(([.B156]-[.C156]-[.D156])/1.5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 ([.G156] &gt; 0; [.E156]/[.G156];0)" office:value-type="float" office:value="0.8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 (not vowel)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formula="of:=ROUND([.B157]/[.$B$225]*[.$E$226];1)" office:value-type="float" office:value="4.5" calcext:value-type="float">
            <text:p>5</text:p>
          </table:table-cell>
          <table:table-cell table:formula="of:=ROUND(([.B157]-[.C157]-[.D157])/1.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 ([.G157] &gt; 0; [.E157]/[.G157];0)" office:value-type="float" office:value="4.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ROUND([.B158]/[.$B$225]*[.$E$226];1)" office:value-type="float" office:value="0.2" calcext:value-type="float">
            <text:p>0</text:p>
          </table:table-cell>
          <table:table-cell table:formula="of:=ROUND(([.B158]-[.C158]-[.D158])/1.5)" office:value-type="float" office:value="9" calcext:value-type="float">
            <text:p>9</text:p>
          </table:table-cell>
          <table:table-cell/>
          <table:table-cell table:formula="of:=IF ([.G158] &gt; 0; [.E158]/[.G15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ROUND([.B159]/[.$B$225]*[.$E$226];1)" office:value-type="float" office:value="0.5" calcext:value-type="float">
            <text:p>1</text:p>
          </table:table-cell>
          <table:table-cell table:formula="of:=ROUND(([.B159]-[.C159]-[.D159])/1.5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 ([.G159] &gt; 0; [.E159]/[.G159];0)" office:value-type="float" office:value="0.5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/>
          <table:table-cell table:formula="of:=ROUND([.B160]/[.$B$225]*[.$E$226];1)" office:value-type="float" office:value="0.8" calcext:value-type="float">
            <text:p>1</text:p>
          </table:table-cell>
          <table:table-cell table:formula="of:=ROUND(([.B160]-[.C160]-[.D160])/1.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 ([.G160] &gt; 0; [.E160]/[.G160];0)" office:value-type="float" office:value="0.8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ROUND([.B161]/[.$B$225]*[.$E$226];1)" office:value-type="float" office:value="0.2" calcext:value-type="float">
            <text:p>0</text:p>
          </table:table-cell>
          <table:table-cell table:formula="of:=ROUND(([.B161]-[.C161]-[.D161])/1.5)" office:value-type="float" office:value="7" calcext:value-type="float">
            <text:p>7</text:p>
          </table:table-cell>
          <table:table-cell/>
          <table:table-cell table:formula="of:=IF ([.G161] &gt; 0; [.E161]/[.G16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ROUND([.B162]/[.$B$225]*[.$E$226];1)" office:value-type="float" office:value="0.5" calcext:value-type="float">
            <text:p>1</text:p>
          </table:table-cell>
          <table:table-cell table:formula="of:=ROUND(([.B162]-[.C162]-[.D162])/1.5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 ([.G162] &gt; 0; [.E162]/[.G162];0)" office:value-type="float" office:value="0.5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OUND([.B163]/[.$B$225]*[.$E$226];1)" office:value-type="float" office:value="0" calcext:value-type="float">
            <text:p>0</text:p>
          </table:table-cell>
          <table:table-cell table:formula="of:=ROUND(([.B163]-[.C163]-[.D163])/1.5)" office:value-type="float" office:value="1" calcext:value-type="float">
            <text:p>1</text:p>
          </table:table-cell>
          <table:table-cell/>
          <table:table-cell table:formula="of:=IF ([.G163] &gt; 0; [.E163]/[.G16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k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ROUND([.B164]/[.$B$225]*[.$E$226];1)" office:value-type="float" office:value="0.5" calcext:value-type="float">
            <text:p>1</text:p>
          </table:table-cell>
          <table:table-cell table:formula="of:=ROUND(([.B164]-[.C164]-[.D164])/1.5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 ([.G164] &gt; 0; [.E164]/[.G164];0)" office:value-type="float" office:value="0.5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ROUND([.B165]/[.$B$225]*[.$E$226];1)" office:value-type="float" office:value="0.3" calcext:value-type="float">
            <text:p>0</text:p>
          </table:table-cell>
          <table:table-cell table:formula="of:=ROUND(([.B165]-[.C165]-[.D165])/1.5)" office:value-type="float" office:value="12" calcext:value-type="float">
            <text:p>12</text:p>
          </table:table-cell>
          <table:table-cell/>
          <table:table-cell table:formula="of:=IF ([.G165] &gt; 0; [.E165]/[.G16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ROUND([.B166]/[.$B$225]*[.$E$226];1)" office:value-type="float" office:value="0.9" calcext:value-type="float">
            <text:p>1</text:p>
          </table:table-cell>
          <table:table-cell table:formula="of:=ROUND(([.B166]-[.C166]-[.D166])/1.5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IF ([.G166] &gt; 0; [.E166]/[.G166];0)" office:value-type="float" office:value="0.45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ROUND([.B167]/[.$B$225]*[.$E$226];1)" office:value-type="float" office:value="0.8" calcext:value-type="float">
            <text:p>1</text:p>
          </table:table-cell>
          <table:table-cell table:formula="of:=ROUND(([.B167]-[.C167]-[.D167])/1.5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IF ([.G167] &gt; 0; [.E167]/[.G167];0)" office:value-type="float" office:value="0.4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ROUND([.B168]/[.$B$225]*[.$E$226];1)" office:value-type="float" office:value="0.3" calcext:value-type="float">
            <text:p>0</text:p>
          </table:table-cell>
          <table:table-cell table:formula="of:=ROUND(([.B168]-[.C168]-[.D168])/1.5)" office:value-type="float" office:value="12" calcext:value-type="float">
            <text:p>12</text:p>
          </table:table-cell>
          <table:table-cell/>
          <table:table-cell table:formula="of:=IF ([.G168] &gt; 0; [.E168]/[.G16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ROUND([.B169]/[.$B$225]*[.$E$226];1)" office:value-type="float" office:value="0.9" calcext:value-type="float">
            <text:p>1</text:p>
          </table:table-cell>
          <table:table-cell table:formula="of:=ROUND(([.B169]-[.C169]-[.D169])/1.5)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 ([.G169] &gt; 0; [.E169]/[.G169];0)" office:value-type="float" office:value="0.9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/>
          <table:table-cell table:formula="of:=ROUND([.B170]/[.$B$225]*[.$E$226];1)" office:value-type="float" office:value="0.9" calcext:value-type="float">
            <text:p>1</text:p>
          </table:table-cell>
          <table:table-cell table:formula="of:=ROUND(([.B170]-[.C170]-[.D170])/1.5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 ([.G170] &gt; 0; [.E170]/[.G170];0)" office:value-type="float" office:value="0.9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ROUND([.B171]/[.$B$225]*[.$E$226];1)" office:value-type="float" office:value="2.2" calcext:value-type="float">
            <text:p>2</text:p>
          </table:table-cell>
          <table:table-cell table:formula="of:=ROUND(([.B171]-[.C171]-[.D171])/1.5)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IF ([.G171] &gt; 0; [.E171]/[.G171];0)" office:value-type="float" office:value="1.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v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ROUND([.B172]/[.$B$225]*[.$E$226];1)" office:value-type="float" office:value="0" calcext:value-type="float">
            <text:p>0</text:p>
          </table:table-cell>
          <table:table-cell table:formula="of:=ROUND(([.B172]-[.C172]-[.D172])/1.5)" office:value-type="float" office:value="0" calcext:value-type="float">
            <text:p>0</text:p>
          </table:table-cell>
          <table:table-cell/>
          <table:table-cell table:formula="of:=IF ([.G172] &gt; 0; [.E172]/[.G17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ROUND([.B173]/[.$B$225]*[.$E$226];1)" office:value-type="float" office:value="0" calcext:value-type="float">
            <text:p>0</text:p>
          </table:table-cell>
          <table:table-cell table:formula="of:=ROUND(([.B173]-[.C173]-[.D173])/1.5)" office:value-type="float" office:value="0" calcext:value-type="float">
            <text:p>0</text:p>
          </table:table-cell>
          <table:table-cell/>
          <table:table-cell table:formula="of:=IF ([.G173] &gt; 0; [.E173]/[.G17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174]/[.$B$225]*[.$E$226];1)" office:value-type="float" office:value="0" calcext:value-type="float">
            <text:p>0</text:p>
          </table:table-cell>
          <table:table-cell table:formula="of:=ROUND(([.B174]-[.C174]-[.D174])/1.5)" office:value-type="float" office:value="0" calcext:value-type="float">
            <text:p>0</text:p>
          </table:table-cell>
          <table:table-cell/>
          <table:table-cell table:formula="of:=IF ([.G174] &gt; 0; [.E174]/[.G17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53" calcext:value-type="float">
            <text:p>553</text:p>
          </table:table-cell>
          <table:table-cell office:value-type="float" office:value="64" calcext:value-type="float">
            <text:p>64</text:p>
          </table:table-cell>
          <table:table-cell office:value-type="float" office:value="251" calcext:value-type="float">
            <text:p>251</text:p>
          </table:table-cell>
          <table:table-cell table:formula="of:=ROUND([.B175]/[.$B$225]*[.$E$226];1)" office:value-type="float" office:value="9.8" calcext:value-type="float">
            <text:p>10</text:p>
          </table:table-cell>
          <table:table-cell table:formula="of:=ROUND(([.B175]-[.C175]-[.D175])/1.5)"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IF ([.G175] &gt; 0; [.E175]/[.G175];0)" office:value-type="float" office:value="3.26666666666667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176]/[.$B$225]*[.$E$226];1)" office:value-type="float" office:value="0" calcext:value-type="float">
            <text:p>0</text:p>
          </table:table-cell>
          <table:table-cell table:formula="of:=ROUND(([.B176]-[.C176]-[.D176])/1.5)" office:value-type="float" office:value="1" calcext:value-type="float">
            <text:p>1</text:p>
          </table:table-cell>
          <table:table-cell/>
          <table:table-cell table:formula="of:=IF ([.G176] &gt; 0; [.E176]/[.G17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ROUND([.B177]/[.$B$225]*[.$E$226];1)" office:value-type="float" office:value="0.9" calcext:value-type="float">
            <text:p>1</text:p>
          </table:table-cell>
          <table:table-cell table:formula="of:=ROUND(([.B177]-[.C177]-[.D177])/1.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 ([.G177] &gt; 0; [.E177]/[.G177];0)" office:value-type="float" office:value="0.9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OUND([.B178]/[.$B$225]*[.$E$226];1)" office:value-type="float" office:value="0" calcext:value-type="float">
            <text:p>0</text:p>
          </table:table-cell>
          <table:table-cell table:formula="of:=ROUND(([.B178]-[.C178]-[.D178])/1.5)" office:value-type="float" office:value="1" calcext:value-type="float">
            <text:p>1</text:p>
          </table:table-cell>
          <table:table-cell/>
          <table:table-cell table:formula="of:=IF ([.G178] &gt; 0; [.E178]/[.G17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OUND([.B179]/[.$B$225]*[.$E$226];1)" office:value-type="float" office:value="0" calcext:value-type="float">
            <text:p>0</text:p>
          </table:table-cell>
          <table:table-cell table:formula="of:=ROUND(([.B179]-[.C179]-[.D179])/1.5)" office:value-type="float" office:value="1" calcext:value-type="float">
            <text:p>1</text:p>
          </table:table-cell>
          <table:table-cell/>
          <table:table-cell table:formula="of:=IF ([.G179] &gt; 0; [.E179]/[.G17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180]/[.$B$225]*[.$E$226];1)" office:value-type="float" office:value="0" calcext:value-type="float">
            <text:p>0</text:p>
          </table:table-cell>
          <table:table-cell table:formula="of:=ROUND(([.B180]-[.C180]-[.D180])/1.5)" office:value-type="float" office:value="1" calcext:value-type="float">
            <text:p>1</text:p>
          </table:table-cell>
          <table:table-cell/>
          <table:table-cell table:formula="of:=IF ([.G180] &gt; 0; [.E180]/[.G18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ROUND([.B181]/[.$B$225]*[.$E$226];1)" office:value-type="float" office:value="1.7" calcext:value-type="float">
            <text:p>2</text:p>
          </table:table-cell>
          <table:table-cell table:formula="of:=ROUND(([.B181]-[.C181]-[.D181])/1.5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IF ([.G181] &gt; 0; [.E181]/[.G181];0)" office:value-type="float" office:value="0.566666666666667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ROUND([.B182]/[.$B$225]*[.$E$226];1)" office:value-type="float" office:value="0.1" calcext:value-type="float">
            <text:p>0</text:p>
          </table:table-cell>
          <table:table-cell table:formula="of:=ROUND(([.B182]-[.C182]-[.D182])/1.5)" office:value-type="float" office:value="5" calcext:value-type="float">
            <text:p>5</text:p>
          </table:table-cell>
          <table:table-cell/>
          <table:table-cell table:formula="of:=IF ([.G182] &gt; 0; [.E182]/[.G18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ROUND([.B183]/[.$B$225]*[.$E$226];1)" office:value-type="float" office:value="0.2" calcext:value-type="float">
            <text:p>0</text:p>
          </table:table-cell>
          <table:table-cell table:formula="of:=ROUND(([.B183]-[.C183]-[.D183])/1.5)" office:value-type="float" office:value="6" calcext:value-type="float">
            <text:p>6</text:p>
          </table:table-cell>
          <table:table-cell/>
          <table:table-cell table:formula="of:=IF ([.G183] &gt; 0; [.E183]/[.G18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ROUND([.B184]/[.$B$225]*[.$E$226];1)" office:value-type="float" office:value="0.2" calcext:value-type="float">
            <text:p>0</text:p>
          </table:table-cell>
          <table:table-cell table:formula="of:=ROUND(([.B184]-[.C184]-[.D184])/1.5)" office:value-type="float" office:value="7" calcext:value-type="float">
            <text:p>7</text:p>
          </table:table-cell>
          <table:table-cell/>
          <table:table-cell table:formula="of:=IF ([.G184] &gt; 0; [.E184]/[.G18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ROUND([.B185]/[.$B$225]*[.$E$226];1)" office:value-type="float" office:value="0.1" calcext:value-type="float">
            <text:p>0</text:p>
          </table:table-cell>
          <table:table-cell table:formula="of:=ROUND(([.B185]-[.C185]-[.D185])/1.5)" office:value-type="float" office:value="3" calcext:value-type="float">
            <text:p>3</text:p>
          </table:table-cell>
          <table:table-cell/>
          <table:table-cell table:formula="of:=IF ([.G185] &gt; 0; [.E185]/[.G18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ROUND([.B186]/[.$B$225]*[.$E$226];1)" office:value-type="float" office:value="1.3" calcext:value-type="float">
            <text:p>1</text:p>
          </table:table-cell>
          <table:table-cell table:formula="of:=ROUND(([.B186]-[.C186]-[.D186])/1.5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IF ([.G186] &gt; 0; [.E186]/[.G186];0)" office:value-type="float" office:value="0.65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142" calcext:value-type="float">
            <text:p>142</text:p>
          </table:table-cell>
          <table:table-cell office:value-type="float" office:value="54" calcext:value-type="float">
            <text:p>54</text:p>
          </table:table-cell>
          <table:table-cell/>
          <table:table-cell table:formula="of:=ROUND([.B187]/[.$B$225]*[.$E$226];1)" office:value-type="float" office:value="2.5" calcext:value-type="float">
            <text:p>3</text:p>
          </table:table-cell>
          <table:table-cell table:formula="of:=ROUND(([.B187]-[.C187]-[.D187])/1.5)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IF ([.G187] &gt; 0; [.E187]/[.G187];0)" office:value-type="float" office:value="1.25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291" calcext:value-type="float">
            <text:p>291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formula="of:=ROUND([.B188]/[.$B$225]*[.$E$226];1)" office:value-type="float" office:value="5.2" calcext:value-type="float">
            <text:p>5</text:p>
          </table:table-cell>
          <table:table-cell table:formula="of:=ROUND(([.B188]-[.C188]-[.D188])/1.5)"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 ([.G188] &gt; 0; [.E188]/[.G188];0)" office:value-type="float" office:value="1.73333333333333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y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ROUND([.B189]/[.$B$225]*[.$E$226];1)" office:value-type="float" office:value="0.2" calcext:value-type="float">
            <text:p>0</text:p>
          </table:table-cell>
          <table:table-cell table:formula="of:=ROUND(([.B189]-[.C189]-[.D189])/1.5)" office:value-type="float" office:value="7" calcext:value-type="float">
            <text:p>7</text:p>
          </table:table-cell>
          <table:table-cell/>
          <table:table-cell table:formula="of:=IF ([.G189] &gt; 0; [.E189]/[.G18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860" calcext:value-type="float">
            <text:p>860</text:p>
          </table:table-cell>
          <table:table-cell office:value-type="float" office:value="165" calcext:value-type="float">
            <text:p>165</text:p>
          </table:table-cell>
          <table:table-cell office:value-type="float" office:value="127" calcext:value-type="float">
            <text:p>127</text:p>
          </table:table-cell>
          <table:table-cell table:formula="of:=ROUND([.B190]/[.$B$225]*[.$E$226];1)" office:value-type="float" office:value="15.3" calcext:value-type="float">
            <text:p>15</text:p>
          </table:table-cell>
          <table:table-cell table:formula="of:=ROUND(([.B190]-[.C190]-[.D190])/1.5)"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table:formula="of:=IF ([.G190] &gt; 0; [.E190]/[.G190];0)" office:value-type="float" office:value="5.1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OUND([.B191]/[.$B$225]*[.$E$226];1)" office:value-type="float" office:value="0" calcext:value-type="float">
            <text:p>0</text:p>
          </table:table-cell>
          <table:table-cell table:formula="of:=ROUND(([.B191]-[.C191]-[.D191])/1.5)" office:value-type="float" office:value="1" calcext:value-type="float">
            <text:p>1</text:p>
          </table:table-cell>
          <table:table-cell/>
          <table:table-cell table:formula="of:=IF ([.G191] &gt; 0; [.E191]/[.G19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ROUND([.B192]/[.$B$225]*[.$E$226];1)" office:value-type="float" office:value="0.2" calcext:value-type="float">
            <text:p>0</text:p>
          </table:table-cell>
          <table:table-cell table:formula="of:=ROUND(([.B192]-[.C192]-[.D192])/1.5)" office:value-type="float" office:value="7" calcext:value-type="float">
            <text:p>7</text:p>
          </table:table-cell>
          <table:table-cell/>
          <table:table-cell table:formula="of:=IF ([.G192] &gt; 0; [.E192]/[.G19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193]/[.$B$225]*[.$E$226];1)" office:value-type="float" office:value="0" calcext:value-type="float">
            <text:p>0</text:p>
          </table:table-cell>
          <table:table-cell table:formula="of:=ROUND(([.B193]-[.C193]-[.D193])/1.5)" office:value-type="float" office:value="1" calcext:value-type="float">
            <text:p>1</text:p>
          </table:table-cell>
          <table:table-cell/>
          <table:table-cell table:formula="of:=IF ([.G193] &gt; 0; [.E193]/[.G19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formula="of:=ROUND([.B194]/[.$B$225]*[.$E$226];1)" office:value-type="float" office:value="2.3" calcext:value-type="float">
            <text:p>2</text:p>
          </table:table-cell>
          <table:table-cell table:formula="of:=ROUND(([.B194]-[.C194]-[.D194])/1.5)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IF ([.G194] &gt; 0; [.E194]/[.G194];0)" office:value-type="float" office:value="0.766666666666667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ROUND([.B195]/[.$B$225]*[.$E$226];1)" office:value-type="float" office:value="0.1" calcext:value-type="float">
            <text:p>0</text:p>
          </table:table-cell>
          <table:table-cell table:formula="of:=ROUND(([.B195]-[.C195]-[.D195])/1.5)" office:value-type="float" office:value="5" calcext:value-type="float">
            <text:p>5</text:p>
          </table:table-cell>
          <table:table-cell/>
          <table:table-cell table:formula="of:=IF ([.G195] &gt; 0; [.E195]/[.G19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OUND([.B196]/[.$B$225]*[.$E$226];1)" office:value-type="float" office:value="0.1" calcext:value-type="float">
            <text:p>0</text:p>
          </table:table-cell>
          <table:table-cell table:formula="of:=ROUND(([.B196]-[.C196]-[.D196])/1.5)" office:value-type="float" office:value="2" calcext:value-type="float">
            <text:p>2</text:p>
          </table:table-cell>
          <table:table-cell/>
          <table:table-cell table:formula="of:=IF ([.G196] &gt; 0; [.E196]/[.G19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OUND([.B197]/[.$B$225]*[.$E$226];1)" office:value-type="float" office:value="0.1" calcext:value-type="float">
            <text:p>0</text:p>
          </table:table-cell>
          <table:table-cell table:formula="of:=ROUND(([.B197]-[.C197]-[.D197])/1.5)" office:value-type="float" office:value="2" calcext:value-type="float">
            <text:p>2</text:p>
          </table:table-cell>
          <table:table-cell/>
          <table:table-cell table:formula="of:=IF ([.G197] &gt; 0; [.E197]/[.G19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198]/[.$B$225]*[.$E$226];1)" office:value-type="float" office:value="0" calcext:value-type="float">
            <text:p>0</text:p>
          </table:table-cell>
          <table:table-cell table:formula="of:=ROUND(([.B198]-[.C198]-[.D198])/1.5)" office:value-type="float" office:value="1" calcext:value-type="float">
            <text:p>1</text:p>
          </table:table-cell>
          <table:table-cell/>
          <table:table-cell table:formula="of:=IF ([.G198] &gt; 0; [.E198]/[.G19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[.B199]/[.$B$225]*[.$E$226];1)" office:value-type="float" office:value="1.4" calcext:value-type="float">
            <text:p>1</text:p>
          </table:table-cell>
          <table:table-cell table:formula="of:=ROUND(([.B199]-[.C199]-[.D199])/1.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 ([.G199] &gt; 0; [.E199]/[.G199];0)" office:value-type="float" office:value="1.4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200]/[.$B$225]*[.$E$226];1)" office:value-type="float" office:value="0" calcext:value-type="float">
            <text:p>0</text:p>
          </table:table-cell>
          <table:table-cell table:formula="of:=ROUND(([.B200]-[.C200]-[.D200])/1.5)" office:value-type="float" office:value="1" calcext:value-type="float">
            <text:p>1</text:p>
          </table:table-cell>
          <table:table-cell/>
          <table:table-cell table:formula="of:=IF ([.G200] &gt; 0; [.E200]/[.G20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ROUND([.B201]/[.$B$225]*[.$E$226];1)" office:value-type="float" office:value="0.7" calcext:value-type="float">
            <text:p>1</text:p>
          </table:table-cell>
          <table:table-cell table:formula="of:=ROUND(([.B201]-[.C201]-[.D201])/1.5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 ([.G201] &gt; 0; [.E201]/[.G201];0)" office:value-type="float" office:value="0.7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OUND([.B202]/[.$B$225]*[.$E$226];1)" office:value-type="float" office:value="0" calcext:value-type="float">
            <text:p>0</text:p>
          </table:table-cell>
          <table:table-cell table:formula="of:=ROUND(([.B202]-[.C202]-[.D202])/1.5)" office:value-type="float" office:value="1" calcext:value-type="float">
            <text:p>1</text:p>
          </table:table-cell>
          <table:table-cell/>
          <table:table-cell table:formula="of:=IF ([.G202] &gt; 0; [.E202]/[.G20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ROUND([.B203]/[.$B$225]*[.$E$226];1)" office:value-type="float" office:value="1.7" calcext:value-type="float">
            <text:p>2</text:p>
          </table:table-cell>
          <table:table-cell table:formula="of:=ROUND(([.B203]-[.C203]-[.D203])/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 ([.G203] &gt; 0; [.E203]/[.G203];0)" office:value-type="float" office:value="1.7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[.B204]/[.$B$225]*[.$E$226];1)" office:value-type="float" office:value="5.9" calcext:value-type="float">
            <text:p>6</text:p>
          </table:table-cell>
          <table:table-cell table:formula="of:=ROUND(([.B204]-[.C204]-[.D204])/1.5)"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formula="of:=IF ([.G204] &gt; 0; [.E204]/[.G204];0)" office:value-type="float" office:value="2.95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205]/[.$B$225]*[.$E$226];1)" office:value-type="float" office:value="0" calcext:value-type="float">
            <text:p>0</text:p>
          </table:table-cell>
          <table:table-cell table:formula="of:=ROUND(([.B205]-[.C205]-[.D205])/1.5)" office:value-type="float" office:value="1" calcext:value-type="float">
            <text:p>1</text:p>
          </table:table-cell>
          <table:table-cell/>
          <table:table-cell table:formula="of:=IF ([.G205] &gt; 0; [.E205]/[.G20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table:formula="of:=ROUND([.B206]/[.$B$225]*[.$E$226];1)" office:value-type="float" office:value="3.2" calcext:value-type="float">
            <text:p>3</text:p>
          </table:table-cell>
          <table:table-cell table:formula="of:=ROUND(([.B206]-[.C206]-[.D206])/1.5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IF ([.G206] &gt; 0; [.E206]/[.G206];0)" office:value-type="float" office:value="1.06666666666667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OUND([.B207]/[.$B$225]*[.$E$226];1)" office:value-type="float" office:value="0.1" calcext:value-type="float">
            <text:p>0</text:p>
          </table:table-cell>
          <table:table-cell table:formula="of:=ROUND(([.B207]-[.C207]-[.D207])/1.5)" office:value-type="float" office:value="2" calcext:value-type="float">
            <text:p>2</text:p>
          </table:table-cell>
          <table:table-cell/>
          <table:table-cell table:formula="of:=IF ([.G207] &gt; 0; [.E207]/[.G20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ROUND([.B208]/[.$B$225]*[.$E$226];1)" office:value-type="float" office:value="0.5" calcext:value-type="float">
            <text:p>1</text:p>
          </table:table-cell>
          <table:table-cell table:formula="of:=ROUND(([.B208]-[.C208]-[.D208])/1.5)" office:value-type="float" office:value="4" calcext:value-type="float">
            <text:p>4</text:p>
          </table:table-cell>
          <table:table-cell/>
          <table:table-cell table:formula="of:=IF ([.G208] &gt; 0; [.E208]/[.G20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ROUND([.B209]/[.$B$225]*[.$E$226];1)" office:value-type="float" office:value="0.1" calcext:value-type="float">
            <text:p>0</text:p>
          </table:table-cell>
          <table:table-cell table:formula="of:=ROUND(([.B209]-[.C209]-[.D209])/1.5)" office:value-type="float" office:value="4" calcext:value-type="float">
            <text:p>4</text:p>
          </table:table-cell>
          <table:table-cell/>
          <table:table-cell table:formula="of:=IF ([.G209] &gt; 0; [.E209]/[.G20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210]/[.$B$225]*[.$E$226];1)" office:value-type="float" office:value="0" calcext:value-type="float">
            <text:p>0</text:p>
          </table:table-cell>
          <table:table-cell table:formula="of:=ROUND(([.B210]-[.C210]-[.D210])/1.5)" office:value-type="float" office:value="1" calcext:value-type="float">
            <text:p>1</text:p>
          </table:table-cell>
          <table:table-cell/>
          <table:table-cell table:formula="of:=IF ([.G210] &gt; 0; [.E210]/[.G21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ROUND([.B211]/[.$B$225]*[.$E$226];1)" office:value-type="float" office:value="0.3" calcext:value-type="float">
            <text:p>0</text:p>
          </table:table-cell>
          <table:table-cell table:formula="of:=ROUND(([.B211]-[.C211]-[.D211])/1.5)" office:value-type="float" office:value="11" calcext:value-type="float">
            <text:p>11</text:p>
          </table:table-cell>
          <table:table-cell/>
          <table:table-cell table:formula="of:=IF ([.G211] &gt; 0; [.E211]/[.G21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OUND([.B212]/[.$B$225]*[.$E$226];1)" office:value-type="float" office:value="0.1" calcext:value-type="float">
            <text:p>0</text:p>
          </table:table-cell>
          <table:table-cell table:formula="of:=ROUND(([.B212]-[.C212]-[.D212])/1.5)" office:value-type="float" office:value="2" calcext:value-type="float">
            <text:p>2</text:p>
          </table:table-cell>
          <table:table-cell/>
          <table:table-cell table:formula="of:=IF ([.G212] &gt; 0; [.E212]/[.G21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213]/[.$B$225]*[.$E$226];1)" office:value-type="float" office:value="0" calcext:value-type="float">
            <text:p>0</text:p>
          </table:table-cell>
          <table:table-cell table:formula="of:=ROUND(([.B213]-[.C213]-[.D213])/1.5)" office:value-type="float" office:value="1" calcext:value-type="float">
            <text:p>1</text:p>
          </table:table-cell>
          <table:table-cell/>
          <table:table-cell table:formula="of:=IF ([.G213] &gt; 0; [.E213]/[.G21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214]/[.$B$225]*[.$E$226];1)" office:value-type="float" office:value="0" calcext:value-type="float">
            <text:p>0</text:p>
          </table:table-cell>
          <table:table-cell table:formula="of:=ROUND(([.B214]-[.C214]-[.D214])/1.5)" office:value-type="float" office:value="1" calcext:value-type="float">
            <text:p>1</text:p>
          </table:table-cell>
          <table:table-cell/>
          <table:table-cell table:formula="of:=IF ([.G214] &gt; 0; [.E214]/[.G21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/>
          <table:table-cell table:formula="of:=ROUND([.B215]/[.$B$225]*[.$E$226];1)" office:value-type="float" office:value="0.6" calcext:value-type="float">
            <text:p>1</text:p>
          </table:table-cell>
          <table:table-cell table:formula="of:=ROUND(([.B215]-[.C215]-[.D215])/1.5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 ([.G215] &gt; 0; [.E215]/[.G215];0)" office:value-type="float" office:value="0.6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p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ROUND([.B216]/[.$B$225]*[.$E$226];1)" office:value-type="float" office:value="0.5" calcext:value-type="float">
            <text:p>1</text:p>
          </table:table-cell>
          <table:table-cell table:formula="of:=ROUND(([.B216]-[.C216]-[.D216])/1.5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 ([.G216] &gt; 0; [.E216]/[.G216];0)" office:value-type="float" office:value="0.5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t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ROUND([.B217]/[.$B$225]*[.$E$226];1)" office:value-type="float" office:value="0.3" calcext:value-type="float">
            <text:p>0</text:p>
          </table:table-cell>
          <table:table-cell table:formula="of:=ROUND(([.B217]-[.C217]-[.D217])/1.5)" office:value-type="float" office:value="11" calcext:value-type="float">
            <text:p>11</text:p>
          </table:table-cell>
          <table:table-cell/>
          <table:table-cell table:formula="of:=IF ([.G217] &gt; 0; [.E217]/[.G21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OUND([.B218]/[.$B$225]*[.$E$226];1)" office:value-type="float" office:value="0" calcext:value-type="float">
            <text:p>0</text:p>
          </table:table-cell>
          <table:table-cell table:formula="of:=ROUND(([.B218]-[.C218]-[.D218])/1.5)" office:value-type="float" office:value="1" calcext:value-type="float">
            <text:p>1</text:p>
          </table:table-cell>
          <table:table-cell/>
          <table:table-cell table:formula="of:=IF ([.G218] &gt; 0; [.E218]/[.G21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ROUND([.B219]/[.$B$225]*[.$E$226];1)" office:value-type="float" office:value="0.6" calcext:value-type="float">
            <text:p>1</text:p>
          </table:table-cell>
          <table:table-cell table:formula="of:=ROUND(([.B219]-[.C219]-[.D219])/1.5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 ([.G219] &gt; 0; [.E219]/[.G219];0)" office:value-type="float" office:value="0.6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([.B220]/[.$B$225]*[.$E$226];1)" office:value-type="float" office:value="0" calcext:value-type="float">
            <text:p>0</text:p>
          </table:table-cell>
          <table:table-cell table:formula="of:=ROUND(([.B220]-[.C220]-[.D220])/1.5)" office:value-type="float" office:value="1" calcext:value-type="float">
            <text:p>1</text:p>
          </table:table-cell>
          <table:table-cell/>
          <table:table-cell table:formula="of:=IF ([.G220] &gt; 0; [.E220]/[.G22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z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OUND([.B221]/[.$B$225]*[.$E$226];1)" office:value-type="float" office:value="0.1" calcext:value-type="float">
            <text:p>0</text:p>
          </table:table-cell>
          <table:table-cell table:formula="of:=ROUND(([.B221]-[.C221]-[.D221])/1.5)" office:value-type="float" office:value="2" calcext:value-type="float">
            <text:p>2</text:p>
          </table:table-cell>
          <table:table-cell/>
          <table:table-cell table:formula="of:=IF ([.G221] &gt; 0; [.E221]/[.G221];0)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ignificant &gt;</text:p>
          </table:table-cell>
          <table:table-cell office:value-type="float" office:value="40" calcext:value-type="float">
            <text:p>40</text:p>
          </table:table-cell>
          <table:table-cell table:formula="of:=[.C224]/([.C225]+[.D225])" office:value-type="float" office:value="0.00685635927322592" calcext:value-type="float">
            <text:p>0.0068563593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formula="of:=SUM([.B52:.B221])" office:value-type="float" office:value="11240" calcext:value-type="float">
            <text:p>11240</text:p>
          </table:table-cell>
          <table:table-cell table:formula="of:=SUM([.C52:.C221])" office:value-type="float" office:value="2656" calcext:value-type="float">
            <text:p>2656</text:p>
          </table:table-cell>
          <table:table-cell table:formula="of:=SUM([.D52:.D221])" office:value-type="float" office:value="3178" calcext:value-type="float">
            <text:p>3178</text:p>
          </table:table-cell>
          <table:table-cell table:style-name="Default" table:formula="of:=SUM([.E52:.E221])" office:value-type="float" office:value="199.6" calcext:value-type="float">
            <text:p>199.6</text:p>
          </table:table-cell>
          <table:table-cell table:number-columns-repeated="2"/>
          <table:table-cell table:style-name="Default" table:formula="of:=SUM([.H52:.H221])" office:value-type="float" office:value="100.533333333333" calcext:value-type="float">
            <text:p>100.5333333333</text:p>
          </table:table-cell>
          <table:table-cell/>
        </table:table-row>
        <table:table-row table:style-name="ro1">
          <table:table-cell/>
          <table:table-cell table:formula="of:=[.B225]-[.C225]-[.D225]" office:value-type="float" office:value="5406" calcext:value-type="float">
            <text:p>5406</text:p>
          </table:table-cell>
          <table:table-cell table:number-columns-repeated="2"/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k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n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v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w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z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9:08:30.326672165</meta:creation-date>
    <dc:date>2019-11-08T23:16:04.847003704</dc:date>
    <meta:editing-duration>PT58M47S</meta:editing-duration>
    <meta:editing-cycles>6</meta:editing-cycles>
    <meta:generator>LibreOffice/5.1.6.2$Linux_X86_64 LibreOffice_project/10m0$Build-2</meta:generator>
    <meta:document-statistic meta:table-count="2" meta:cell-count="1641" meta:object-count="0"/>
  </office:meta>
</office:document-meta>
</file>